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Default">
      <style:map style:condition="is-true-formula([.A133]=MIN([.$B133];[.$C133];[.$D133];[.$E133];[.$F133]))" style:apply-style-name="Good" style:base-cell-address="Sheet1.B118"/>
    </style:style>
    <style:style style:name="ce5" style:family="table-cell" style:parent-style-name="Default">
      <style:map style:condition="is-true-formula([.B2]=MIN([.$C2];[.$F2];[.$J2];[.$N2]))" style:apply-style-name="Good" style:base-cell-address="Sheet1.B2"/>
    </style:style>
    <style:style style:name="ce6" style:family="table-cell" style:parent-style-name="Default" style:data-style-name="N2">
      <style:map style:condition="is-true-formula([.B2]=MIN([.$C2];[.$F2];[.$J2];[.$N2]))" style:apply-style-name="Goo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NS_20</text:p>
          </table:table-cell>
          <table:table-cell table:style-name="Default" office:value-type="string" calcext:value-type="string">
            <text:p>time(s)</text:p>
          </table:table-cell>
          <table:table-cell table:style-name="Default"/>
          <table:table-cell office:value-type="string" calcext:value-type="string">
            <text:p>FLO_20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Gap (%)</text:p>
          </table:table-cell>
          <table:table-cell/>
          <table:table-cell office:value-type="string" calcext:value-type="string">
            <text:p>NoLocalOpt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Gap to flo(%) </text:p>
          </table:table-cell>
          <table:table-cell/>
          <table:table-cell office:value-type="string" calcext:value-type="string">
            <text:p>No Final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Gap to flo(%) 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table:formula="of:=MIN([.C2];[.F2];[.J2];[.N2])" office:value-type="float" office:value="191.03" calcext:value-type="float">
            <text:p>191.03</text:p>
          </table:table-cell>
          <table:table-cell table:style-name="ce5" office:value-type="float" office:value="202.96" calcext:value-type="float">
            <text:p>202.9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91.03" calcext:value-type="float">
            <text:p>191.0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F2]-[.C2])/[.C2]*100" office:value-type="float" office:value="-5.87800551832874" calcext:value-type="float">
            <text:p>-5.88</text:p>
          </table:table-cell>
          <table:table-cell table:style-name="ce5"/>
          <table:table-cell table:style-name="ce5" office:value-type="float" office:value="225.72" calcext:value-type="float">
            <text:p>225.72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2]-[.F2])/[.F2]*100" office:value-type="float" office:value="18.1594513950688" calcext:value-type="float">
            <text:p>18.16</text:p>
          </table:table-cell>
          <table:table-cell table:style-name="ce5"/>
          <table:table-cell table:style-name="ce5" office:value-type="float" office:value="201.6" calcext:value-type="float">
            <text:p>201.6</text:p>
          </table:table-cell>
          <table:table-cell office:value-type="float" office:value="0" calcext:value-type="float">
            <text:p>0</text:p>
          </table:table-cell>
          <table:table-cell table:style-name="ce3" table:formula="of:=([.N2]-[.F2])/[.F2]*100" office:value-type="float" office:value="5.533162330524" calcext:value-type="float">
            <text:p>5.53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table:formula="of:=MIN([.C3];[.F3];[.J3];[.N3])" office:value-type="float" office:value="187.17" calcext:value-type="float">
            <text:p>187.17</text:p>
          </table:table-cell>
          <table:table-cell table:style-name="ce5" office:value-type="float" office:value="187.17" calcext:value-type="float">
            <text:p>187.1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88.6" calcext:value-type="float">
            <text:p>188.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3]-[.C3])/[.C3]*100" office:value-type="float" office:value="0.764011326601489" calcext:value-type="float">
            <text:p>0.76</text:p>
          </table:table-cell>
          <table:table-cell table:style-name="ce5"/>
          <table:table-cell table:style-name="ce5" office:value-type="float" office:value="209.39" calcext:value-type="float">
            <text:p>209.3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3]-[.F3])/[.F3]*100" office:value-type="float" office:value="11.0233297985154" calcext:value-type="float">
            <text:p>11.02</text:p>
          </table:table-cell>
          <table:table-cell table:style-name="ce5"/>
          <table:table-cell table:style-name="ce5" office:value-type="float" office:value="198.02" calcext:value-type="float">
            <text:p>198.02</text:p>
          </table:table-cell>
          <table:table-cell office:value-type="float" office:value="0" calcext:value-type="float">
            <text:p>0</text:p>
          </table:table-cell>
          <table:table-cell table:style-name="ce3" table:formula="of:=([.N3]-[.F3])/[.F3]*100" office:value-type="float" office:value="4.9946977730647" calcext:value-type="float">
            <text:p>4.9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table:formula="of:=MIN([.C4];[.F4];[.J4];[.N4])" office:value-type="float" office:value="185.82" calcext:value-type="float">
            <text:p>185.82</text:p>
          </table:table-cell>
          <table:table-cell table:style-name="ce5" office:value-type="float" office:value="188.63" calcext:value-type="float">
            <text:p>188.6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85.82" calcext:value-type="float">
            <text:p>185.82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F4]-[.C4])/[.C4]*100" office:value-type="float" office:value="-1.48968880877909" calcext:value-type="float">
            <text:p>-1.49</text:p>
          </table:table-cell>
          <table:table-cell table:style-name="ce5"/>
          <table:table-cell table:style-name="ce5" office:value-type="float" office:value="200.64" calcext:value-type="float">
            <text:p>200.64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4]-[.F4])/[.F4]*100" office:value-type="float" office:value="7.97546012269938" calcext:value-type="float">
            <text:p>7.98</text:p>
          </table:table-cell>
          <table:table-cell table:style-name="ce5"/>
          <table:table-cell table:style-name="ce5" office:value-type="float" office:value="198.01" calcext:value-type="float">
            <text:p>198.01</text:p>
          </table:table-cell>
          <table:table-cell office:value-type="float" office:value="0" calcext:value-type="float">
            <text:p>0</text:p>
          </table:table-cell>
          <table:table-cell table:style-name="ce3" table:formula="of:=([.N4]-[.F4])/[.F4]*100" office:value-type="float" office:value="6.56011193628242" calcext:value-type="float">
            <text:p>6.56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table:formula="of:=MIN([.C5];[.F5];[.J5];[.N5])" office:value-type="float" office:value="694.96" calcext:value-type="float">
            <text:p>694.96</text:p>
          </table:table-cell>
          <table:table-cell table:style-name="ce5" office:value-type="float" office:value="700.95" calcext:value-type="float">
            <text:p>700.9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94.96" calcext:value-type="float">
            <text:p>694.9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([.F5]-[.C5])/[.C5]*100" office:value-type="float" office:value="-0.854554533133606" calcext:value-type="float">
            <text:p>-0.85</text:p>
          </table:table-cell>
          <table:table-cell table:style-name="ce5"/>
          <table:table-cell table:style-name="ce5" office:value-type="float" office:value="807.71" calcext:value-type="float">
            <text:p>807.7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5]-[.F5])/[.F5]*100" office:value-type="float" office:value="16.2239553355589" calcext:value-type="float">
            <text:p>16.22</text:p>
          </table:table-cell>
          <table:table-cell table:style-name="ce5"/>
          <table:table-cell table:style-name="ce5" office:value-type="float" office:value="694.96" calcext:value-type="float">
            <text:p>694.96</text:p>
          </table:table-cell>
          <table:table-cell office:value-type="float" office:value="2" calcext:value-type="float">
            <text:p>2</text:p>
          </table:table-cell>
          <table:table-cell table:style-name="ce3" table:formula="of:=([.N5]-[.F5])/[.F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table:formula="of:=MIN([.C6];[.F6];[.J6];[.N6])" office:value-type="float" office:value="624.33" calcext:value-type="float">
            <text:p>624.33</text:p>
          </table:table-cell>
          <table:table-cell table:style-name="ce5" office:value-type="float" office:value="629.61" calcext:value-type="float">
            <text:p>629.6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624.33" calcext:value-type="float">
            <text:p>624.33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([.F6]-[.C6])/[.C6]*100" office:value-type="float" office:value="-0.838614380330677" calcext:value-type="float">
            <text:p>-0.84</text:p>
          </table:table-cell>
          <table:table-cell table:style-name="ce5"/>
          <table:table-cell table:style-name="ce5" office:value-type="float" office:value="695.79" calcext:value-type="float">
            <text:p>695.7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6]-[.F6])/[.F6]*100" office:value-type="float" office:value="11.4458699726106" calcext:value-type="float">
            <text:p>11.45</text:p>
          </table:table-cell>
          <table:table-cell table:style-name="ce5"/>
          <table:table-cell table:style-name="ce5" office:value-type="float" office:value="642.77" calcext:value-type="float">
            <text:p>642.77</text:p>
          </table:table-cell>
          <table:table-cell office:value-type="float" office:value="3" calcext:value-type="float">
            <text:p>3</text:p>
          </table:table-cell>
          <table:table-cell table:style-name="ce3" table:formula="of:=([.N6]-[.F6])/[.F6]*100" office:value-type="float" office:value="2.95356622299104" calcext:value-type="float">
            <text:p>2.9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table:formula="of:=MIN([.C7];[.F7];[.J7];[.N7])" office:value-type="float" office:value="416.25" calcext:value-type="float">
            <text:p>416.25</text:p>
          </table:table-cell>
          <table:table-cell table:style-name="ce5" office:value-type="float" office:value="417.09" calcext:value-type="float">
            <text:p>417.09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16.25" calcext:value-type="float">
            <text:p>416.25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7]-[.C7])/[.C7]*100" office:value-type="float" office:value="-0.201395382291586" calcext:value-type="float">
            <text:p>-0.20</text:p>
          </table:table-cell>
          <table:table-cell table:style-name="ce5"/>
          <table:table-cell table:style-name="ce5" office:value-type="float" office:value="492.31" calcext:value-type="float">
            <text:p>492.31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7]-[.F7])/[.F7]*100" office:value-type="float" office:value="18.2726726726727" calcext:value-type="float">
            <text:p>18.27</text:p>
          </table:table-cell>
          <table:table-cell table:style-name="ce5"/>
          <table:table-cell table:style-name="ce5" office:value-type="float" office:value="456.81" calcext:value-type="float">
            <text:p>456.81</text:p>
          </table:table-cell>
          <table:table-cell office:value-type="float" office:value="1" calcext:value-type="float">
            <text:p>1</text:p>
          </table:table-cell>
          <table:table-cell table:style-name="ce3" table:formula="of:=([.N7]-[.F7])/[.F7]*100" office:value-type="float" office:value="9.74414414414414" calcext:value-type="float">
            <text:p>9.74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table:formula="of:=MIN([.C8];[.F8];[.J8];[.N8])" office:value-type="float" office:value="313.57" calcext:value-type="float">
            <text:p>313.57</text:p>
          </table:table-cell>
          <table:table-cell table:style-name="ce5" office:value-type="float" office:value="313.57" calcext:value-type="float">
            <text:p>313.57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314.41" calcext:value-type="float">
            <text:p>314.4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8]-[.C8])/[.C8]*100" office:value-type="float" office:value="0.267882769397593" calcext:value-type="float">
            <text:p>0.27</text:p>
          </table:table-cell>
          <table:table-cell table:style-name="ce5"/>
          <table:table-cell table:style-name="ce5" office:value-type="float" office:value="359.3" calcext:value-type="float">
            <text:p>359.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8]-[.F8])/[.F8]*100" office:value-type="float" office:value="14.2775357017907" calcext:value-type="float">
            <text:p>14.28</text:p>
          </table:table-cell>
          <table:table-cell table:style-name="ce5"/>
          <table:table-cell table:style-name="ce5" office:value-type="float" office:value="339.09" calcext:value-type="float">
            <text:p>339.09</text:p>
          </table:table-cell>
          <table:table-cell office:value-type="float" office:value="0" calcext:value-type="float">
            <text:p>0</text:p>
          </table:table-cell>
          <table:table-cell table:style-name="ce3" table:formula="of:=([.N8]-[.F8])/[.F8]*100" office:value-type="float" office:value="7.84962310359084" calcext:value-type="float">
            <text:p>7.85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table:formula="of:=MIN([.C9];[.F9];[.J9];[.N9])" office:value-type="float" office:value="3051.63" calcext:value-type="float">
            <text:p>3051.63</text:p>
          </table:table-cell>
          <table:table-cell table:style-name="ce5" office:value-type="float" office:value="3051.63" calcext:value-type="float">
            <text:p>3051.63</text:p>
          </table:table-cell>
          <table:table-cell table:style-name="ce5" office:value-type="float" office:value="97" calcext:value-type="float">
            <text:p>97</text:p>
          </table:table-cell>
          <table:table-cell table:style-name="ce5"/>
          <table:table-cell table:style-name="ce5" office:value-type="float" office:value="3186.02" calcext:value-type="float">
            <text:p>3186.02</text:p>
          </table:table-cell>
          <table:table-cell table:style-name="ce5" office:value-type="float" office:value="187" calcext:value-type="float">
            <text:p>187</text:p>
          </table:table-cell>
          <table:table-cell table:style-name="ce6" table:formula="of:=([.F9]-[.C9])/[.C9]*100" office:value-type="float" office:value="4.40387596137146" calcext:value-type="float">
            <text:p>4.40</text:p>
          </table:table-cell>
          <table:table-cell table:style-name="ce5"/>
          <table:table-cell table:style-name="ce5" office:value-type="float" office:value="3288.45" calcext:value-type="float">
            <text:p>3288.4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([.J9]-[.F9])/[.F9]*100" office:value-type="float" office:value="3.21498295679248" calcext:value-type="float">
            <text:p>3.21</text:p>
          </table:table-cell>
          <table:table-cell table:style-name="ce5"/>
          <table:table-cell table:style-name="ce5" office:value-type="float" office:value="3256.46" calcext:value-type="float">
            <text:p>3256.46</text:p>
          </table:table-cell>
          <table:table-cell office:value-type="float" office:value="109" calcext:value-type="float">
            <text:p>109</text:p>
          </table:table-cell>
          <table:table-cell table:style-name="ce3" table:formula="of:=([.N9]-[.F9])/[.F9]*100" office:value-type="float" office:value="2.21090890829311" calcext:value-type="float">
            <text:p>2.21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table:formula="of:=MIN([.C10];[.F10];[.J10];[.N10])" office:value-type="float" office:value="1932.21" calcext:value-type="float">
            <text:p>1932.21</text:p>
          </table:table-cell>
          <table:table-cell table:style-name="ce5" office:value-type="float" office:value="1932.21" calcext:value-type="float">
            <text:p>1932.21</text:p>
          </table:table-cell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5" office:value-type="float" office:value="1964.49" calcext:value-type="float">
            <text:p>1964.49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F10]-[.C10])/[.C10]*100" office:value-type="float" office:value="1.67062586364836" calcext:value-type="float">
            <text:p>1.67</text:p>
          </table:table-cell>
          <table:table-cell table:style-name="ce5"/>
          <table:table-cell table:style-name="ce5" office:value-type="float" office:value="2099.99" calcext:value-type="float">
            <text:p>2099.99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10]-[.F10])/[.F10]*100" office:value-type="float" office:value="6.89746448187569" calcext:value-type="float">
            <text:p>6.90</text:p>
          </table:table-cell>
          <table:table-cell table:style-name="ce5"/>
          <table:table-cell table:style-name="ce5" office:value-type="float" office:value="2031.19" calcext:value-type="float">
            <text:p>2031.19</text:p>
          </table:table-cell>
          <table:table-cell office:value-type="float" office:value="42" calcext:value-type="float">
            <text:p>42</text:p>
          </table:table-cell>
          <table:table-cell table:style-name="ce3" table:formula="of:=([.N10]-[.F10])/[.F10]*100" office:value-type="float" office:value="3.39528325417793" calcext:value-type="float">
            <text:p>3.4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table:formula="of:=MIN([.C11];[.F11];[.J11];[.N11])" office:value-type="float" office:value="1463.63" calcext:value-type="float">
            <text:p>1463.63</text:p>
          </table:table-cell>
          <table:table-cell table:style-name="ce5" office:value-type="float" office:value="1463.63" calcext:value-type="float">
            <text:p>1463.63</text:p>
          </table:table-cell>
          <table:table-cell table:style-name="ce5" office:value-type="float" office:value="74" calcext:value-type="float">
            <text:p>74</text:p>
          </table:table-cell>
          <table:table-cell table:style-name="ce5"/>
          <table:table-cell table:style-name="ce5" office:value-type="float" office:value="1500.38" calcext:value-type="float">
            <text:p>1500.38</text:p>
          </table:table-cell>
          <table:table-cell table:style-name="ce5" office:value-type="float" office:value="91" calcext:value-type="float">
            <text:p>91</text:p>
          </table:table-cell>
          <table:table-cell table:style-name="ce6" table:formula="of:=([.F11]-[.C11])/[.C11]*100" office:value-type="float" office:value="2.51088048208905" calcext:value-type="float">
            <text:p>2.51</text:p>
          </table:table-cell>
          <table:table-cell table:style-name="ce5"/>
          <table:table-cell table:style-name="ce5" office:value-type="float" office:value="1636.23" calcext:value-type="float">
            <text:p>1636.2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1]-[.F11])/[.F11]*100" office:value-type="float" office:value="9.05437289220064" calcext:value-type="float">
            <text:p>9.05</text:p>
          </table:table-cell>
          <table:table-cell table:style-name="ce5"/>
          <table:table-cell table:style-name="ce5" office:value-type="float" office:value="1658.74" calcext:value-type="float">
            <text:p>1658.74</text:p>
          </table:table-cell>
          <table:table-cell office:value-type="float" office:value="18" calcext:value-type="float">
            <text:p>18</text:p>
          </table:table-cell>
          <table:table-cell table:style-name="ce3" table:formula="of:=([.N11]-[.F11])/[.F11]*100" office:value-type="float" office:value="10.5546594862635" calcext:value-type="float">
            <text:p>10.5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table:formula="of:=MIN([.C12];[.F12];[.J12];[.N12])" office:value-type="float" office:value="1031.09" calcext:value-type="float">
            <text:p>1031.09</text:p>
          </table:table-cell>
          <table:table-cell table:style-name="ce5" office:value-type="float" office:value="1060.37" calcext:value-type="float">
            <text:p>1060.37</text:p>
          </table:table-cell>
          <table:table-cell table:style-name="ce5" office:value-type="float" office:value="44" calcext:value-type="float">
            <text:p>44</text:p>
          </table:table-cell>
          <table:table-cell table:style-name="ce5"/>
          <table:table-cell table:style-name="ce5" office:value-type="float" office:value="1031.09" calcext:value-type="float">
            <text:p>1031.09</text:p>
          </table:table-cell>
          <table:table-cell table:style-name="ce5" office:value-type="float" office:value="54" calcext:value-type="float">
            <text:p>54</text:p>
          </table:table-cell>
          <table:table-cell table:style-name="ce6" table:formula="of:=([.F12]-[.C12])/[.C12]*100" office:value-type="float" office:value="-2.76130030083838" calcext:value-type="float">
            <text:p>-2.76</text:p>
          </table:table-cell>
          <table:table-cell table:style-name="ce5"/>
          <table:table-cell table:style-name="ce5" office:value-type="float" office:value="1209.73" calcext:value-type="float">
            <text:p>1209.7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2]-[.F12])/[.F12]*100" office:value-type="float" office:value="17.3253547217023" calcext:value-type="float">
            <text:p>17.33</text:p>
          </table:table-cell>
          <table:table-cell table:style-name="ce5"/>
          <table:table-cell table:style-name="ce5" office:value-type="float" office:value="1080.39" calcext:value-type="float">
            <text:p>1080.39</text:p>
          </table:table-cell>
          <table:table-cell office:value-type="float" office:value="12" calcext:value-type="float">
            <text:p>12</text:p>
          </table:table-cell>
          <table:table-cell table:style-name="ce3" table:formula="of:=([.N12]-[.F12])/[.F12]*100" office:value-type="float" office:value="4.7813478939763" calcext:value-type="float">
            <text:p>4.78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table:formula="of:=MIN([.C13];[.F13];[.J13];[.N13])" office:value-type="float" office:value="1273.77" calcext:value-type="float">
            <text:p>1273.77</text:p>
          </table:table-cell>
          <table:table-cell table:style-name="ce5" office:value-type="float" office:value="1307.11" calcext:value-type="float">
            <text:p>1307.1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73.77" calcext:value-type="float">
            <text:p>1273.77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13]-[.C13])/[.C13]*100" office:value-type="float" office:value="-2.5506652079779" calcext:value-type="float">
            <text:p>-2.55</text:p>
          </table:table-cell>
          <table:table-cell table:style-name="ce5"/>
          <table:table-cell table:style-name="ce5" office:value-type="float" office:value="1356.09" calcext:value-type="float">
            <text:p>1356.0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3]-[.F13])/[.F13]*100" office:value-type="float" office:value="6.46270519795567" calcext:value-type="float">
            <text:p>6.46</text:p>
          </table:table-cell>
          <table:table-cell table:style-name="ce5"/>
          <table:table-cell table:style-name="ce5" office:value-type="float" office:value="1273.77" calcext:value-type="float">
            <text:p>1273.77</text:p>
          </table:table-cell>
          <table:table-cell office:value-type="float" office:value="0" calcext:value-type="float">
            <text:p>0</text:p>
          </table:table-cell>
          <table:table-cell table:style-name="ce3" table:formula="of:=([.N13]-[.F13])/[.F1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table:formula="of:=MIN([.C14];[.F14];[.J14];[.N14])" office:value-type="float" office:value="1191.96" calcext:value-type="float">
            <text:p>1191.96</text:p>
          </table:table-cell>
          <table:table-cell table:style-name="ce5" office:value-type="float" office:value="1191.96" calcext:value-type="float">
            <text:p>1191.9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26.63" calcext:value-type="float">
            <text:p>1226.63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14]-[.C14])/[.C14]*100" office:value-type="float" office:value="2.90865465284071" calcext:value-type="float">
            <text:p>2.91</text:p>
          </table:table-cell>
          <table:table-cell table:style-name="ce5"/>
          <table:table-cell table:style-name="ce5" office:value-type="float" office:value="1455.87" calcext:value-type="float">
            <text:p>1455.87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4]-[.F14])/[.F14]*100" office:value-type="float" office:value="18.6886021049542" calcext:value-type="float">
            <text:p>18.69</text:p>
          </table:table-cell>
          <table:table-cell table:style-name="ce5"/>
          <table:table-cell table:style-name="ce5" office:value-type="float" office:value="1259.97" calcext:value-type="float">
            <text:p>1259.97</text:p>
          </table:table-cell>
          <table:table-cell office:value-type="float" office:value="1" calcext:value-type="float">
            <text:p>1</text:p>
          </table:table-cell>
          <table:table-cell table:style-name="ce3" table:formula="of:=([.N14]-[.F14])/[.F14]*100" office:value-type="float" office:value="2.71801602765299" calcext:value-type="float">
            <text:p>2.7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table:formula="of:=MIN([.C15];[.F15];[.J15];[.N15])" office:value-type="float" office:value="1248.53" calcext:value-type="float">
            <text:p>1248.53</text:p>
          </table:table-cell>
          <table:table-cell table:style-name="ce5" office:value-type="float" office:value="1248.53" calcext:value-type="float">
            <text:p>1248.5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84.73" calcext:value-type="float">
            <text:p>1284.7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15]-[.C15])/[.C15]*100" office:value-type="float" office:value="2.89940970581404" calcext:value-type="float">
            <text:p>2.90</text:p>
          </table:table-cell>
          <table:table-cell table:style-name="ce5"/>
          <table:table-cell table:style-name="ce5" office:value-type="float" office:value="1413.87" calcext:value-type="float">
            <text:p>1413.87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5]-[.F15])/[.F15]*100" office:value-type="float" office:value="10.0519175235263" calcext:value-type="float">
            <text:p>10.05</text:p>
          </table:table-cell>
          <table:table-cell table:style-name="ce5"/>
          <table:table-cell table:style-name="ce5" office:value-type="float" office:value="1302.34" calcext:value-type="float">
            <text:p>1302.34</text:p>
          </table:table-cell>
          <table:table-cell office:value-type="float" office:value="1" calcext:value-type="float">
            <text:p>1</text:p>
          </table:table-cell>
          <table:table-cell table:style-name="ce3" table:formula="of:=([.N15]-[.F15])/[.F15]*100" office:value-type="float" office:value="1.3707160259354" calcext:value-type="float">
            <text:p>1.37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table:formula="of:=MIN([.C16];[.F16];[.J16];[.N16])" office:value-type="float" office:value="1295.23" calcext:value-type="float">
            <text:p>1295.23</text:p>
          </table:table-cell>
          <table:table-cell table:style-name="ce5" office:value-type="float" office:value="1303.76" calcext:value-type="float">
            <text:p>1303.76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95.23" calcext:value-type="float">
            <text:p>1295.2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6]-[.C16])/[.C16]*100" office:value-type="float" office:value="-0.654261520525248" calcext:value-type="float">
            <text:p>-0.65</text:p>
          </table:table-cell>
          <table:table-cell table:style-name="ce5"/>
          <table:table-cell table:style-name="ce5" office:value-type="float" office:value="1434.72" calcext:value-type="float">
            <text:p>1434.72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16]-[.F16])/[.F16]*100" office:value-type="float" office:value="10.7695158388858" calcext:value-type="float">
            <text:p>10.77</text:p>
          </table:table-cell>
          <table:table-cell table:style-name="ce5"/>
          <table:table-cell table:style-name="ce5" office:value-type="float" office:value="1295.23" calcext:value-type="float">
            <text:p>1295.23</text:p>
          </table:table-cell>
          <table:table-cell office:value-type="float" office:value="4" calcext:value-type="float">
            <text:p>4</text:p>
          </table:table-cell>
          <table:table-cell table:style-name="ce3" table:formula="of:=([.N16]-[.F16])/[.F1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table:formula="of:=MIN([.C17];[.F17];[.J17];[.N17])" office:value-type="float" office:value="1289.29" calcext:value-type="float">
            <text:p>1289.29</text:p>
          </table:table-cell>
          <table:table-cell table:style-name="ce5" office:value-type="float" office:value="1328" calcext:value-type="float">
            <text:p>132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89.29" calcext:value-type="float">
            <text:p>1289.29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7]-[.C17])/[.C17]*100" office:value-type="float" office:value="-2.91490963855422" calcext:value-type="float">
            <text:p>-2.91</text:p>
          </table:table-cell>
          <table:table-cell table:style-name="ce5"/>
          <table:table-cell table:style-name="ce5" office:value-type="float" office:value="1436.36" calcext:value-type="float">
            <text:p>1436.3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17]-[.F17])/[.F17]*100" office:value-type="float" office:value="11.407053494559" calcext:value-type="float">
            <text:p>11.41</text:p>
          </table:table-cell>
          <table:table-cell table:style-name="ce5"/>
          <table:table-cell table:style-name="ce5" office:value-type="float" office:value="1289.29" calcext:value-type="float">
            <text:p>1289.29</text:p>
          </table:table-cell>
          <table:table-cell office:value-type="float" office:value="3" calcext:value-type="float">
            <text:p>3</text:p>
          </table:table-cell>
          <table:table-cell table:style-name="ce3" table:formula="of:=([.N17]-[.F17])/[.F1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table:formula="of:=MIN([.C18];[.F18];[.J18];[.N18])" office:value-type="float" office:value="1273.39" calcext:value-type="float">
            <text:p>1273.39</text:p>
          </table:table-cell>
          <table:table-cell table:style-name="ce5" office:value-type="float" office:value="1282.38" calcext:value-type="float">
            <text:p>1282.3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73.39" calcext:value-type="float">
            <text:p>1273.39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8]-[.C18])/[.C18]*100" office:value-type="float" office:value="-0.70104025327906" calcext:value-type="float">
            <text:p>-0.70</text:p>
          </table:table-cell>
          <table:table-cell table:style-name="ce5"/>
          <table:table-cell table:style-name="ce5" office:value-type="float" office:value="1375.55" calcext:value-type="float">
            <text:p>1375.55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8]-[.F18])/[.F18]*100" office:value-type="float" office:value="8.02267961896983" calcext:value-type="float">
            <text:p>8.02</text:p>
          </table:table-cell>
          <table:table-cell table:style-name="ce5"/>
          <table:table-cell table:style-name="ce5" office:value-type="float" office:value="1283.38" calcext:value-type="float">
            <text:p>1283.38</text:p>
          </table:table-cell>
          <table:table-cell office:value-type="float" office:value="3" calcext:value-type="float">
            <text:p>3</text:p>
          </table:table-cell>
          <table:table-cell table:style-name="ce3" table:formula="of:=([.N18]-[.F18])/[.F18]*100" office:value-type="float" office:value="0.784520060625575" calcext:value-type="float">
            <text:p>0.7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table:formula="of:=MIN([.C19];[.F19];[.J19];[.N19])" office:value-type="float" office:value="1211.56" calcext:value-type="float">
            <text:p>1211.56</text:p>
          </table:table-cell>
          <table:table-cell table:style-name="ce5" office:value-type="float" office:value="1243.53" calcext:value-type="float">
            <text:p>1243.53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211.56" calcext:value-type="float">
            <text:p>1211.56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formula="of:=([.F19]-[.C19])/[.C19]*100" office:value-type="float" office:value="-2.57090701470813" calcext:value-type="float">
            <text:p>-2.57</text:p>
          </table:table-cell>
          <table:table-cell table:style-name="ce5"/>
          <table:table-cell table:style-name="ce5" office:value-type="float" office:value="1369.81" calcext:value-type="float">
            <text:p>1369.8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9]-[.F19])/[.F19]*100" office:value-type="float" office:value="13.0616725543927" calcext:value-type="float">
            <text:p>13.06</text:p>
          </table:table-cell>
          <table:table-cell table:style-name="ce5"/>
          <table:table-cell table:style-name="ce5" office:value-type="float" office:value="1280.85" calcext:value-type="float">
            <text:p>1280.85</text:p>
          </table:table-cell>
          <table:table-cell office:value-type="float" office:value="8" calcext:value-type="float">
            <text:p>8</text:p>
          </table:table-cell>
          <table:table-cell table:style-name="ce3" table:formula="of:=([.N19]-[.F19])/[.F19]*100" office:value-type="float" office:value="5.71907293076694" calcext:value-type="float">
            <text:p>5.72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table:formula="of:=MIN([.C20];[.F20];[.J20];[.N20])" office:value-type="float" office:value="1248.93" calcext:value-type="float">
            <text:p>1248.93</text:p>
          </table:table-cell>
          <table:table-cell table:style-name="ce5" office:value-type="float" office:value="1263.35" calcext:value-type="float">
            <text:p>1263.35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248.93" calcext:value-type="float">
            <text:p>1248.9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formula="of:=([.F20]-[.C20])/[.C20]*100" office:value-type="float" office:value="-1.14140974393476" calcext:value-type="float">
            <text:p>-1.14</text:p>
          </table:table-cell>
          <table:table-cell table:style-name="ce5"/>
          <table:table-cell table:style-name="ce5" office:value-type="float" office:value="1384.13" calcext:value-type="float">
            <text:p>1384.13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20]-[.F20])/[.F20]*100" office:value-type="float" office:value="10.8252664280624" calcext:value-type="float">
            <text:p>10.83</text:p>
          </table:table-cell>
          <table:table-cell table:style-name="ce5"/>
          <table:table-cell table:style-name="ce5" office:value-type="float" office:value="1281.68" calcext:value-type="float">
            <text:p>1281.68</text:p>
          </table:table-cell>
          <table:table-cell office:value-type="float" office:value="8" calcext:value-type="float">
            <text:p>8</text:p>
          </table:table-cell>
          <table:table-cell table:style-name="ce3" table:formula="of:=([.N20]-[.F20])/[.F20]*100" office:value-type="float" office:value="2.62224464141305" calcext:value-type="float">
            <text:p>2.62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table:formula="of:=MIN([.C21];[.F21];[.J21];[.N21])" office:value-type="float" office:value="1234.12" calcext:value-type="float">
            <text:p>1234.12</text:p>
          </table:table-cell>
          <table:table-cell table:style-name="ce5" office:value-type="float" office:value="1256.25" calcext:value-type="float">
            <text:p>1256.25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1234.12" calcext:value-type="float">
            <text:p>1234.1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formula="of:=([.F21]-[.C21])/[.C21]*100" office:value-type="float" office:value="-1.761592039801" calcext:value-type="float">
            <text:p>-1.76</text:p>
          </table:table-cell>
          <table:table-cell table:style-name="ce5"/>
          <table:table-cell table:style-name="ce5" office:value-type="float" office:value="1389.6" calcext:value-type="float">
            <text:p>1389.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21]-[.F21])/[.F21]*100" office:value-type="float" office:value="12.5984507179205" calcext:value-type="float">
            <text:p>12.60</text:p>
          </table:table-cell>
          <table:table-cell table:style-name="ce5"/>
          <table:table-cell table:style-name="ce5" office:value-type="float" office:value="1267.53" calcext:value-type="float">
            <text:p>1267.53</text:p>
          </table:table-cell>
          <table:table-cell office:value-type="float" office:value="8" calcext:value-type="float">
            <text:p>8</text:p>
          </table:table-cell>
          <table:table-cell table:style-name="ce3" table:formula="of:=([.N21]-[.F21])/[.F21]*100" office:value-type="float" office:value="2.70719216931904" calcext:value-type="float">
            <text:p>2.7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table:formula="of:=MIN([.C22];[.F22];[.J22];[.N22])" office:value-type="float" office:value="1231.23" calcext:value-type="float">
            <text:p>1231.23</text:p>
          </table:table-cell>
          <table:table-cell table:style-name="ce5" office:value-type="float" office:value="1261.89" calcext:value-type="float">
            <text:p>1261.89</text:p>
          </table:table-cell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1231.23" calcext:value-type="float">
            <text:p>1231.23</text:p>
          </table:table-cell>
          <table:table-cell table:style-name="ce5" office:value-type="float" office:value="70" calcext:value-type="float">
            <text:p>70</text:p>
          </table:table-cell>
          <table:table-cell table:style-name="ce6" table:formula="of:=([.F22]-[.C22])/[.C22]*100" office:value-type="float" office:value="-2.42968880013314" calcext:value-type="float">
            <text:p>-2.43</text:p>
          </table:table-cell>
          <table:table-cell table:style-name="ce5"/>
          <table:table-cell table:style-name="ce5" office:value-type="float" office:value="1354.91" calcext:value-type="float">
            <text:p>1354.91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2]-[.F22])/[.F22]*100" office:value-type="float" office:value="10.045239313532" calcext:value-type="float">
            <text:p>10.05</text:p>
          </table:table-cell>
          <table:table-cell table:style-name="ce5"/>
          <table:table-cell table:style-name="ce5" office:value-type="float" office:value="1278.1" calcext:value-type="float">
            <text:p>1278.1</text:p>
          </table:table-cell>
          <table:table-cell office:value-type="float" office:value="19" calcext:value-type="float">
            <text:p>19</text:p>
          </table:table-cell>
          <table:table-cell table:style-name="ce3" table:formula="of:=([.N22]-[.F22])/[.F22]*100" office:value-type="float" office:value="3.8067623433477" calcext:value-type="float">
            <text:p>3.8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table:formula="of:=MIN([.C23];[.F23];[.J23];[.N23])" office:value-type="float" office:value="1230.99" calcext:value-type="float">
            <text:p>1230.99</text:p>
          </table:table-cell>
          <table:table-cell table:style-name="ce5" office:value-type="float" office:value="1250.49" calcext:value-type="float">
            <text:p>1250.49</text:p>
          </table:table-cell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1230.99" calcext:value-type="float">
            <text:p>1230.99</text:p>
          </table:table-cell>
          <table:table-cell table:style-name="ce5" office:value-type="float" office:value="70" calcext:value-type="float">
            <text:p>70</text:p>
          </table:table-cell>
          <table:table-cell table:style-name="ce6" table:formula="of:=([.F23]-[.C23])/[.C23]*100" office:value-type="float" office:value="-1.55938871962191" calcext:value-type="float">
            <text:p>-1.56</text:p>
          </table:table-cell>
          <table:table-cell table:style-name="ce5"/>
          <table:table-cell table:style-name="ce5" office:value-type="float" office:value="1379.49" calcext:value-type="float">
            <text:p>1379.49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3]-[.F23])/[.F23]*100" office:value-type="float" office:value="12.0634611166622" calcext:value-type="float">
            <text:p>12.06</text:p>
          </table:table-cell>
          <table:table-cell table:style-name="ce5"/>
          <table:table-cell table:style-name="ce5" office:value-type="float" office:value="1265.17" calcext:value-type="float">
            <text:p>1265.17</text:p>
          </table:table-cell>
          <table:table-cell office:value-type="float" office:value="20" calcext:value-type="float">
            <text:p>20</text:p>
          </table:table-cell>
          <table:table-cell table:style-name="ce3" table:formula="of:=([.N23]-[.F23])/[.F23]*100" office:value-type="float" office:value="2.77662694254219" calcext:value-type="float">
            <text:p>2.78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table:formula="of:=MIN([.C24];[.F24];[.J24];[.N24])" office:value-type="float" office:value="1222.63" calcext:value-type="float">
            <text:p>1222.63</text:p>
          </table:table-cell>
          <table:table-cell table:style-name="ce5" office:value-type="float" office:value="1233.67" calcext:value-type="float">
            <text:p>1233.67</text:p>
          </table:table-cell>
          <table:table-cell table:style-name="ce5" office:value-type="float" office:value="61" calcext:value-type="float">
            <text:p>61</text:p>
          </table:table-cell>
          <table:table-cell table:style-name="ce5"/>
          <table:table-cell table:style-name="ce5" office:value-type="float" office:value="1222.63" calcext:value-type="float">
            <text:p>1222.63</text:p>
          </table:table-cell>
          <table:table-cell table:style-name="ce5" office:value-type="float" office:value="69" calcext:value-type="float">
            <text:p>69</text:p>
          </table:table-cell>
          <table:table-cell table:style-name="ce6" table:formula="of:=([.F24]-[.C24])/[.C24]*100" office:value-type="float" office:value="-0.894890854118197" calcext:value-type="float">
            <text:p>-0.89</text:p>
          </table:table-cell>
          <table:table-cell table:style-name="ce5"/>
          <table:table-cell table:style-name="ce5" office:value-type="float" office:value="1363.52" calcext:value-type="float">
            <text:p>1363.5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4]-[.F24])/[.F24]*100" office:value-type="float" office:value="11.5235189713977" calcext:value-type="float">
            <text:p>11.52</text:p>
          </table:table-cell>
          <table:table-cell table:style-name="ce5"/>
          <table:table-cell table:style-name="ce5" office:value-type="float" office:value="1250.29" calcext:value-type="float">
            <text:p>1250.29</text:p>
          </table:table-cell>
          <table:table-cell office:value-type="float" office:value="20" calcext:value-type="float">
            <text:p>20</text:p>
          </table:table-cell>
          <table:table-cell table:style-name="ce3" table:formula="of:=([.N24]-[.F24])/[.F24]*100" office:value-type="float" office:value="2.26233611149733" calcext:value-type="float">
            <text:p>2.26</text:p>
          </table:table-cell>
        </table:table-row>
        <table:table-row table:style-name="ro1">
          <table:table-cell/>
          <table:table-cell table:style-name="Default"/>
          <table:table-cell table:style-name="Default" table:formula="of:=AVERAGE([.C2:.C24])" office:value-type="float" office:value="1100.8147826087" calcext:value-type="float">
            <text:p>1100.8147826087</text:p>
          </table:table-cell>
          <table:table-cell table:style-name="Default" table:formula="of:=AVERAGE([.D2:.D24])" office:value-type="float" office:value="24.8260869565217" calcext:value-type="float">
            <text:p>24.8260869565217</text:p>
          </table:table-cell>
          <table:table-cell table:style-name="Default"/>
          <table:table-cell table:formula="of:=AVERAGE([.F2:.F24])" office:value-type="float" office:value="1100.86434782609" calcext:value-type="float">
            <text:p>1100.86434782609</text:p>
          </table:table-cell>
          <table:table-cell table:formula="of:=AVERAGE([.G2:.G24])" office:value-type="float" office:value="32.6086956521739" calcext:value-type="float">
            <text:p>32.6086956521739</text:p>
          </table:table-cell>
          <table:table-cell table:formula="of:=AVERAGE([.H2:.H24])" office:value-type="float" office:value="-0.598998780634476" calcext:value-type="float">
            <text:p>-0.598998780634476</text:p>
          </table:table-cell>
          <table:table-cell/>
          <table:table-cell table:formula="of:=AVERAGE([.J2:.J24])" office:value-type="float" office:value="1214.74695652174" calcext:value-type="float">
            <text:p>1214.74695652174</text:p>
          </table:table-cell>
          <table:table-cell table:formula="of:=AVERAGE([.K2:.K24])" office:value-type="float" office:value="1.30434782608696" calcext:value-type="float">
            <text:p>1.30434782608696</text:p>
          </table:table-cell>
          <table:table-cell table:formula="of:=AVERAGE([.L2:.L24])" office:value-type="float" office:value="11.712631866622" calcext:value-type="float">
            <text:p>11.712631866622</text:p>
          </table:table-cell>
          <table:table-cell/>
          <table:table-cell table:formula="of:=AVERAGE([.N2:.N24])" office:value-type="float" office:value="1134.15826086957" calcext:value-type="float">
            <text:p>1134.15826086957</text:p>
          </table:table-cell>
          <table:table-cell table:formula="of:=AVERAGE([.O2:.O24])" office:value-type="float" office:value="12.2608695652174" calcext:value-type="float">
            <text:p>12.2608695652174</text:p>
          </table:table-cell>
          <table:table-cell table:formula="of:=AVERAGE([.P2:.P24])" office:value-type="float" office:value="3.62369531766992" calcext:value-type="float">
            <text:p>3.6236953176699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gap1</text:p>
          </table:table-cell>
          <table:table-cell office:value-type="string" calcext:value-type="string">
            <text:p>NLO</text:p>
          </table:table-cell>
          <table:table-cell table:style-name="ce3" office:value-type="string" calcext:value-type="string">
            <text:p>gap2</text:p>
          </table:table-cell>
          <table:table-cell table:style-name="ce3" office:value-type="string" calcext:value-type="string">
            <text:p>FinalOnly</text:p>
          </table:table-cell>
          <table:table-cell table:style-name="ce3" office:value-type="string" calcext:value-type="string">
            <text:p>gap3</text:p>
          </table:table-cell>
          <table:table-cell table:style-name="ce3" office:value-type="string" calcext:value-type="string">
            <text:p>SwapOnly</text:p>
          </table:table-cell>
          <table:table-cell table:style-name="ce3" office:value-type="string" calcext:value-type="string">
            <text:p>gap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1</text:p>
          </table:table-cell>
          <table:table-cell table:number-columns-repeated="2" office:value-type="float" office:value="191.03" calcext:value-type="float">
            <text:p>191.03</text:p>
          </table:table-cell>
          <table:table-cell table:formula="of:=([.C30]-[.B30])/[.B30]*100" office:value-type="float" office:value="0" calcext:value-type="float">
            <text:p>0.00</text:p>
          </table:table-cell>
          <table:table-cell office:value-type="float" office:value="225.72" calcext:value-type="float">
            <text:p>225.72</text:p>
          </table:table-cell>
          <table:table-cell table:style-name="ce3" table:formula="of:=([.E30]-[.B30])/[.B30]*100" office:value-type="float" office:value="18.1594513950688" calcext:value-type="float">
            <text:p>18.16</text:p>
          </table:table-cell>
          <table:table-cell table:style-name="ce3" office:value-type="float" office:value="202.96" calcext:value-type="float">
            <text:p>202.96</text:p>
          </table:table-cell>
          <table:table-cell table:style-name="ce3" table:formula="of:=([.G30]-[.B30])/[.B30]*100" office:value-type="float" office:value="6.24509239386484" calcext:value-type="float">
            <text:p>6.25</text:p>
          </table:table-cell>
          <table:table-cell table:style-name="ce3" office:value-type="float" office:value="201.6" calcext:value-type="float">
            <text:p>201.60</text:p>
          </table:table-cell>
          <table:table-cell table:style-name="ce3" table:formula="of:=([.I30]-[.B30])/[.B30]*100" office:value-type="float" office:value="5.533162330524" calcext:value-type="float">
            <text:p>5.53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2</text:p>
          </table:table-cell>
          <table:table-cell office:value-type="float" office:value="187.17" calcext:value-type="float">
            <text:p>187.17</text:p>
          </table:table-cell>
          <table:table-cell office:value-type="float" office:value="188.6" calcext:value-type="float">
            <text:p>188.60</text:p>
          </table:table-cell>
          <table:table-cell table:formula="of:=([.C31]-[.B31])/[.B31]*100" office:value-type="float" office:value="0.764011326601489" calcext:value-type="float">
            <text:p>0.76</text:p>
          </table:table-cell>
          <table:table-cell office:value-type="float" office:value="209.39" calcext:value-type="float">
            <text:p>209.39</text:p>
          </table:table-cell>
          <table:table-cell table:style-name="ce3" table:formula="of:=([.E31]-[.B31])/[.B31]*100" office:value-type="float" office:value="11.8715606133462" calcext:value-type="float">
            <text:p>11.87</text:p>
          </table:table-cell>
          <table:table-cell table:style-name="ce3" office:value-type="float" office:value="187.17" calcext:value-type="float">
            <text:p>187.17</text:p>
          </table:table-cell>
          <table:table-cell table:style-name="ce3" table:formula="of:=([.G31]-[.B31])/[.B31]*100" office:value-type="float" office:value="0" calcext:value-type="float">
            <text:p>0.00</text:p>
          </table:table-cell>
          <table:table-cell table:style-name="ce3" office:value-type="float" office:value="198.02" calcext:value-type="float">
            <text:p>198.02</text:p>
          </table:table-cell>
          <table:table-cell table:style-name="ce3" table:formula="of:=([.I31]-[.B31])/[.B31]*100" office:value-type="float" office:value="5.79686915638191" calcext:value-type="float">
            <text:p>5.8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3</text:p>
          </table:table-cell>
          <table:table-cell table:number-columns-repeated="2" office:value-type="float" office:value="185.82" calcext:value-type="float">
            <text:p>185.82</text:p>
          </table:table-cell>
          <table:table-cell table:formula="of:=([.C32]-[.B32])/[.B32]*100" office:value-type="float" office:value="0" calcext:value-type="float">
            <text:p>0.00</text:p>
          </table:table-cell>
          <table:table-cell office:value-type="float" office:value="200.64" calcext:value-type="float">
            <text:p>200.64</text:p>
          </table:table-cell>
          <table:table-cell table:style-name="ce3" table:formula="of:=([.E32]-[.B32])/[.B32]*100" office:value-type="float" office:value="7.97546012269938" calcext:value-type="float">
            <text:p>7.98</text:p>
          </table:table-cell>
          <table:table-cell table:style-name="ce3" office:value-type="float" office:value="188.63" calcext:value-type="float">
            <text:p>188.63</text:p>
          </table:table-cell>
          <table:table-cell table:style-name="ce3" table:formula="of:=([.G32]-[.B32])/[.B32]*100" office:value-type="float" office:value="1.51221612312991" calcext:value-type="float">
            <text:p>1.51</text:p>
          </table:table-cell>
          <table:table-cell table:style-name="ce3" office:value-type="float" office:value="198.01" calcext:value-type="float">
            <text:p>198.01</text:p>
          </table:table-cell>
          <table:table-cell table:style-name="ce3" table:formula="of:=([.I32]-[.B32])/[.B32]*100" office:value-type="float" office:value="6.56011193628242" calcext:value-type="float">
            <text:p>6.56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4</text:p>
          </table:table-cell>
          <table:table-cell table:number-columns-repeated="2" office:value-type="float" office:value="694.96" calcext:value-type="float">
            <text:p>694.96</text:p>
          </table:table-cell>
          <table:table-cell table:formula="of:=([.C33]-[.B33])/[.B33]*100" office:value-type="float" office:value="0" calcext:value-type="float">
            <text:p>0.00</text:p>
          </table:table-cell>
          <table:table-cell office:value-type="float" office:value="807.71" calcext:value-type="float">
            <text:p>807.71</text:p>
          </table:table-cell>
          <table:table-cell table:style-name="ce3" table:formula="of:=([.E33]-[.B33])/[.B33]*100" office:value-type="float" office:value="16.2239553355589" calcext:value-type="float">
            <text:p>16.22</text:p>
          </table:table-cell>
          <table:table-cell table:style-name="ce3" office:value-type="float" office:value="700.95" calcext:value-type="float">
            <text:p>700.95</text:p>
          </table:table-cell>
          <table:table-cell table:style-name="ce3" table:formula="of:=([.G33]-[.B33])/[.B33]*100" office:value-type="float" office:value="0.861920110509959" calcext:value-type="float">
            <text:p>0.86</text:p>
          </table:table-cell>
          <table:table-cell table:style-name="ce3" office:value-type="float" office:value="694.96" calcext:value-type="float">
            <text:p>694.96</text:p>
          </table:table-cell>
          <table:table-cell table:style-name="ce3" table:formula="of:=([.I33]-[.B33])/[.B33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5</text:p>
          </table:table-cell>
          <table:table-cell table:number-columns-repeated="2" office:value-type="float" office:value="624.33" calcext:value-type="float">
            <text:p>624.33</text:p>
          </table:table-cell>
          <table:table-cell table:formula="of:=([.C34]-[.B34])/[.B34]*100" office:value-type="float" office:value="0" calcext:value-type="float">
            <text:p>0.00</text:p>
          </table:table-cell>
          <table:table-cell office:value-type="float" office:value="695.79" calcext:value-type="float">
            <text:p>695.79</text:p>
          </table:table-cell>
          <table:table-cell table:style-name="ce3" table:formula="of:=([.E34]-[.B34])/[.B34]*100" office:value-type="float" office:value="11.4458699726106" calcext:value-type="float">
            <text:p>11.45</text:p>
          </table:table-cell>
          <table:table-cell table:style-name="ce3" office:value-type="float" office:value="629.61" calcext:value-type="float">
            <text:p>629.61</text:p>
          </table:table-cell>
          <table:table-cell table:style-name="ce3" table:formula="of:=([.G34]-[.B34])/[.B34]*100" office:value-type="float" office:value="0.845706597472486" calcext:value-type="float">
            <text:p>0.85</text:p>
          </table:table-cell>
          <table:table-cell table:style-name="ce3" office:value-type="float" office:value="642.77" calcext:value-type="float">
            <text:p>642.77</text:p>
          </table:table-cell>
          <table:table-cell table:style-name="ce3" table:formula="of:=([.I34]-[.B34])/[.B34]*100" office:value-type="float" office:value="2.95356622299104" calcext:value-type="float">
            <text:p>2.95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6</text:p>
          </table:table-cell>
          <table:table-cell table:number-columns-repeated="2" office:value-type="float" office:value="416.25" calcext:value-type="float">
            <text:p>416.25</text:p>
          </table:table-cell>
          <table:table-cell table:formula="of:=([.C35]-[.B35])/[.B35]*100" office:value-type="float" office:value="0" calcext:value-type="float">
            <text:p>0.00</text:p>
          </table:table-cell>
          <table:table-cell office:value-type="float" office:value="492.31" calcext:value-type="float">
            <text:p>492.31</text:p>
          </table:table-cell>
          <table:table-cell table:style-name="ce3" table:formula="of:=([.E35]-[.B35])/[.B35]*100" office:value-type="float" office:value="18.2726726726727" calcext:value-type="float">
            <text:p>18.27</text:p>
          </table:table-cell>
          <table:table-cell table:style-name="ce3" office:value-type="float" office:value="417.09" calcext:value-type="float">
            <text:p>417.09</text:p>
          </table:table-cell>
          <table:table-cell table:style-name="ce3" table:formula="of:=([.G35]-[.B35])/[.B35]*100" office:value-type="float" office:value="0.201801801801796" calcext:value-type="float">
            <text:p>0.20</text:p>
          </table:table-cell>
          <table:table-cell table:style-name="ce3" office:value-type="float" office:value="456.81" calcext:value-type="float">
            <text:p>456.81</text:p>
          </table:table-cell>
          <table:table-cell table:style-name="ce3" table:formula="of:=([.I35]-[.B35])/[.B35]*100" office:value-type="float" office:value="9.74414414414414" calcext:value-type="float">
            <text:p>9.7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7</text:p>
          </table:table-cell>
          <table:table-cell office:value-type="float" office:value="313.57" calcext:value-type="float">
            <text:p>313.57</text:p>
          </table:table-cell>
          <table:table-cell office:value-type="float" office:value="314.41" calcext:value-type="float">
            <text:p>314.41</text:p>
          </table:table-cell>
          <table:table-cell table:formula="of:=([.C36]-[.B36])/[.B36]*100" office:value-type="float" office:value="0.267882769397593" calcext:value-type="float">
            <text:p>0.27</text:p>
          </table:table-cell>
          <table:table-cell office:value-type="float" office:value="359.3" calcext:value-type="float">
            <text:p>359.30</text:p>
          </table:table-cell>
          <table:table-cell table:style-name="ce3" table:formula="of:=([.E36]-[.B36])/[.B36]*100" office:value-type="float" office:value="14.5836655292279" calcext:value-type="float">
            <text:p>14.58</text:p>
          </table:table-cell>
          <table:table-cell table:style-name="ce3" office:value-type="float" office:value="313.57" calcext:value-type="float">
            <text:p>313.57</text:p>
          </table:table-cell>
          <table:table-cell table:style-name="ce3" table:formula="of:=([.G36]-[.B36])/[.B36]*100" office:value-type="float" office:value="0" calcext:value-type="float">
            <text:p>0.00</text:p>
          </table:table-cell>
          <table:table-cell table:style-name="ce3" office:value-type="float" office:value="339.09" calcext:value-type="float">
            <text:p>339.09</text:p>
          </table:table-cell>
          <table:table-cell table:style-name="ce3" table:formula="of:=([.I36]-[.B36])/[.B36]*100" office:value-type="float" office:value="8.1385336607456" calcext:value-type="float">
            <text:p>8.1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8</text:p>
          </table:table-cell>
          <table:table-cell office:value-type="float" office:value="3051.63" calcext:value-type="float">
            <text:p>3051.63</text:p>
          </table:table-cell>
          <table:table-cell office:value-type="float" office:value="3186.02" calcext:value-type="float">
            <text:p>3186.02</text:p>
          </table:table-cell>
          <table:table-cell table:formula="of:=([.C37]-[.B37])/[.B37]*100" office:value-type="float" office:value="4.40387596137146" calcext:value-type="float">
            <text:p>4.40</text:p>
          </table:table-cell>
          <table:table-cell office:value-type="float" office:value="3288.45" calcext:value-type="float">
            <text:p>3288.45</text:p>
          </table:table-cell>
          <table:table-cell table:style-name="ce3" table:formula="of:=([.E37]-[.B37])/[.B37]*100" office:value-type="float" office:value="7.76044277976032" calcext:value-type="float">
            <text:p>7.76</text:p>
          </table:table-cell>
          <table:table-cell table:style-name="ce3" office:value-type="float" office:value="3051.63" calcext:value-type="float">
            <text:p>3051.63</text:p>
          </table:table-cell>
          <table:table-cell table:style-name="ce3" table:formula="of:=([.G37]-[.B37])/[.B37]*100" office:value-type="float" office:value="0" calcext:value-type="float">
            <text:p>0.00</text:p>
          </table:table-cell>
          <table:table-cell table:style-name="ce3" office:value-type="float" office:value="3256.46" calcext:value-type="float">
            <text:p>3256.46</text:p>
          </table:table-cell>
          <table:table-cell table:style-name="ce3" table:formula="of:=([.I37]-[.B37])/[.B37]*100" office:value-type="float" office:value="6.71215055560471" calcext:value-type="float">
            <text:p>6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9</text:p>
          </table:table-cell>
          <table:table-cell office:value-type="float" office:value="1932.21" calcext:value-type="float">
            <text:p>1932.21</text:p>
          </table:table-cell>
          <table:table-cell office:value-type="float" office:value="1964.49" calcext:value-type="float">
            <text:p>1964.49</text:p>
          </table:table-cell>
          <table:table-cell table:formula="of:=([.C38]-[.B38])/[.B38]*100" office:value-type="float" office:value="1.67062586364836" calcext:value-type="float">
            <text:p>1.67</text:p>
          </table:table-cell>
          <table:table-cell office:value-type="float" office:value="2099.99" calcext:value-type="float">
            <text:p>2099.99</text:p>
          </table:table-cell>
          <table:table-cell table:style-name="ce3" table:formula="of:=([.E38]-[.B38])/[.B38]*100" office:value-type="float" office:value="8.68332117109423" calcext:value-type="float">
            <text:p>8.68</text:p>
          </table:table-cell>
          <table:table-cell table:style-name="ce3" office:value-type="float" office:value="1932.21" calcext:value-type="float">
            <text:p>1932.21</text:p>
          </table:table-cell>
          <table:table-cell table:style-name="ce3" table:formula="of:=([.G38]-[.B38])/[.B38]*100" office:value-type="float" office:value="0" calcext:value-type="float">
            <text:p>0.00</text:p>
          </table:table-cell>
          <table:table-cell table:style-name="ce3" office:value-type="float" office:value="2031.19" calcext:value-type="float">
            <text:p>2031.19</text:p>
          </table:table-cell>
          <table:table-cell table:style-name="ce3" table:formula="of:=([.I38]-[.B38])/[.B38]*100" office:value-type="float" office:value="5.12263159801471" calcext:value-type="float">
            <text:p>5.1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0</text:p>
          </table:table-cell>
          <table:table-cell office:value-type="float" office:value="1463.63" calcext:value-type="float">
            <text:p>1463.63</text:p>
          </table:table-cell>
          <table:table-cell office:value-type="float" office:value="1500.38" calcext:value-type="float">
            <text:p>1500.38</text:p>
          </table:table-cell>
          <table:table-cell table:formula="of:=([.C39]-[.B39])/[.B39]*100" office:value-type="float" office:value="2.51088048208905" calcext:value-type="float">
            <text:p>2.51</text:p>
          </table:table-cell>
          <table:table-cell office:value-type="float" office:value="1636.23" calcext:value-type="float">
            <text:p>1636.23</text:p>
          </table:table-cell>
          <table:table-cell table:style-name="ce3" table:formula="of:=([.E39]-[.B39])/[.B39]*100" office:value-type="float" office:value="11.7925978560155" calcext:value-type="float">
            <text:p>11.79</text:p>
          </table:table-cell>
          <table:table-cell table:style-name="ce3" office:value-type="float" office:value="1463.63" calcext:value-type="float">
            <text:p>1463.63</text:p>
          </table:table-cell>
          <table:table-cell table:style-name="ce3" table:formula="of:=([.G39]-[.B39])/[.B39]*100" office:value-type="float" office:value="0" calcext:value-type="float">
            <text:p>0.00</text:p>
          </table:table-cell>
          <table:table-cell table:style-name="ce3" office:value-type="float" office:value="1658.74" calcext:value-type="float">
            <text:p>1658.74</text:p>
          </table:table-cell>
          <table:table-cell table:style-name="ce3" table:formula="of:=([.I39]-[.B39])/[.B39]*100" office:value-type="float" office:value="13.3305548533441" calcext:value-type="float">
            <text:p>13.33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1</text:p>
          </table:table-cell>
          <table:table-cell table:number-columns-repeated="2" office:value-type="float" office:value="1031.09" calcext:value-type="float">
            <text:p>1031.09</text:p>
          </table:table-cell>
          <table:table-cell table:formula="of:=([.C40]-[.B40])/[.B40]*100" office:value-type="float" office:value="0" calcext:value-type="float">
            <text:p>0.00</text:p>
          </table:table-cell>
          <table:table-cell office:value-type="float" office:value="1209.73" calcext:value-type="float">
            <text:p>1209.73</text:p>
          </table:table-cell>
          <table:table-cell table:style-name="ce3" table:formula="of:=([.E40]-[.B40])/[.B40]*100" office:value-type="float" office:value="17.3253547217023" calcext:value-type="float">
            <text:p>17.33</text:p>
          </table:table-cell>
          <table:table-cell table:style-name="ce3" office:value-type="float" office:value="1060.37" calcext:value-type="float">
            <text:p>1060.37</text:p>
          </table:table-cell>
          <table:table-cell table:style-name="ce3" table:formula="of:=([.G40]-[.B40])/[.B40]*100" office:value-type="float" office:value="2.83971331309585" calcext:value-type="float">
            <text:p>2.84</text:p>
          </table:table-cell>
          <table:table-cell table:style-name="ce3" office:value-type="float" office:value="1080.39" calcext:value-type="float">
            <text:p>1080.39</text:p>
          </table:table-cell>
          <table:table-cell table:style-name="ce3" table:formula="of:=([.I40]-[.B40])/[.B40]*100" office:value-type="float" office:value="4.7813478939763" calcext:value-type="float">
            <text:p>4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number-columns-repeated="2" office:value-type="float" office:value="1273.77" calcext:value-type="float">
            <text:p>1273.77</text:p>
          </table:table-cell>
          <table:table-cell table:formula="of:=([.C41]-[.B41])/[.B41]*100" office:value-type="float" office:value="0" calcext:value-type="float">
            <text:p>0.00</text:p>
          </table:table-cell>
          <table:table-cell office:value-type="float" office:value="1356.09" calcext:value-type="float">
            <text:p>1356.09</text:p>
          </table:table-cell>
          <table:table-cell table:style-name="ce3" table:formula="of:=([.E41]-[.B41])/[.B41]*100" office:value-type="float" office:value="6.46270519795567" calcext:value-type="float">
            <text:p>6.46</text:p>
          </table:table-cell>
          <table:table-cell table:style-name="ce3" office:value-type="float" office:value="1307.11" calcext:value-type="float">
            <text:p>1307.11</text:p>
          </table:table-cell>
          <table:table-cell table:style-name="ce3" table:formula="of:=([.G41]-[.B41])/[.B41]*100" office:value-type="float" office:value="2.61742700801557" calcext:value-type="float">
            <text:p>2.62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table:formula="of:=([.I41]-[.B41])/[.B41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3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1226.63" calcext:value-type="float">
            <text:p>1226.63</text:p>
          </table:table-cell>
          <table:table-cell table:formula="of:=([.C42]-[.B42])/[.B42]*100" office:value-type="float" office:value="2.90865465284071" calcext:value-type="float">
            <text:p>2.91</text:p>
          </table:table-cell>
          <table:table-cell office:value-type="float" office:value="1455.87" calcext:value-type="float">
            <text:p>1455.87</text:p>
          </table:table-cell>
          <table:table-cell table:style-name="ce3" table:formula="of:=([.E42]-[.B42])/[.B42]*100" office:value-type="float" office:value="22.1408436524715" calcext:value-type="float">
            <text:p>22.14</text:p>
          </table:table-cell>
          <table:table-cell table:style-name="ce3" office:value-type="float" office:value="1191.96" calcext:value-type="float">
            <text:p>1191.96</text:p>
          </table:table-cell>
          <table:table-cell table:style-name="ce3" table:formula="of:=([.G42]-[.B42])/[.B42]*100" office:value-type="float" office:value="0" calcext:value-type="float">
            <text:p>0.00</text:p>
          </table:table-cell>
          <table:table-cell table:style-name="ce3" office:value-type="float" office:value="1259.97" calcext:value-type="float">
            <text:p>1259.97</text:p>
          </table:table-cell>
          <table:table-cell table:style-name="ce3" table:formula="of:=([.I42]-[.B42])/[.B42]*100" office:value-type="float" office:value="5.70572838014698" calcext:value-type="float">
            <text:p>5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4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1284.73" calcext:value-type="float">
            <text:p>1284.73</text:p>
          </table:table-cell>
          <table:table-cell table:formula="of:=([.C43]-[.B43])/[.B43]*100" office:value-type="float" office:value="2.89940970581404" calcext:value-type="float">
            <text:p>2.90</text:p>
          </table:table-cell>
          <table:table-cell office:value-type="float" office:value="1413.87" calcext:value-type="float">
            <text:p>1413.87</text:p>
          </table:table-cell>
          <table:table-cell table:style-name="ce3" table:formula="of:=([.E43]-[.B43])/[.B43]*100" office:value-type="float" office:value="13.2427735016379" calcext:value-type="float">
            <text:p>13.24</text:p>
          </table:table-cell>
          <table:table-cell table:style-name="ce3" office:value-type="float" office:value="1248.53" calcext:value-type="float">
            <text:p>1248.53</text:p>
          </table:table-cell>
          <table:table-cell table:style-name="ce3" table:formula="of:=([.G43]-[.B43])/[.B43]*100" office:value-type="float" office:value="0" calcext:value-type="float">
            <text:p>0.00</text:p>
          </table:table-cell>
          <table:table-cell table:style-name="ce3" office:value-type="float" office:value="1302.34" calcext:value-type="float">
            <text:p>1302.34</text:p>
          </table:table-cell>
          <table:table-cell table:style-name="ce3" table:formula="of:=([.I43]-[.B43])/[.B43]*100" office:value-type="float" office:value="4.30986840524456" calcext:value-type="float">
            <text:p>4.3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number-columns-repeated="2" office:value-type="float" office:value="1295.23" calcext:value-type="float">
            <text:p>1295.23</text:p>
          </table:table-cell>
          <table:table-cell table:formula="of:=([.C44]-[.B44])/[.B44]*100" office:value-type="float" office:value="0" calcext:value-type="float">
            <text:p>0.00</text:p>
          </table:table-cell>
          <table:table-cell office:value-type="float" office:value="1434.72" calcext:value-type="float">
            <text:p>1434.72</text:p>
          </table:table-cell>
          <table:table-cell table:style-name="ce3" table:formula="of:=([.E44]-[.B44])/[.B44]*100" office:value-type="float" office:value="10.7695158388858" calcext:value-type="float">
            <text:p>10.77</text:p>
          </table:table-cell>
          <table:table-cell table:style-name="ce3" office:value-type="float" office:value="1303.76" calcext:value-type="float">
            <text:p>1303.76</text:p>
          </table:table-cell>
          <table:table-cell table:style-name="ce3" table:formula="of:=([.G44]-[.B44])/[.B44]*100" office:value-type="float" office:value="0.658570292534914" calcext:value-type="float">
            <text:p>0.66</text:p>
          </table:table-cell>
          <table:table-cell table:style-name="ce3" office:value-type="float" office:value="1295.23" calcext:value-type="float">
            <text:p>1295.23</text:p>
          </table:table-cell>
          <table:table-cell table:style-name="ce3" table:formula="of:=([.I44]-[.B44])/[.B44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6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formula="of:=([.C45]-[.B45])/[.B45]*100" office:value-type="float" office:value="0" calcext:value-type="float">
            <text:p>0.00</text:p>
          </table:table-cell>
          <table:table-cell office:value-type="float" office:value="1436.36" calcext:value-type="float">
            <text:p>1436.36</text:p>
          </table:table-cell>
          <table:table-cell table:style-name="ce3" table:formula="of:=([.E45]-[.B45])/[.B45]*100" office:value-type="float" office:value="11.407053494559" calcext:value-type="float">
            <text:p>11.41</text:p>
          </table:table-cell>
          <table:table-cell table:style-name="ce3" office:value-type="float" office:value="1328" calcext:value-type="float">
            <text:p>1328.00</text:p>
          </table:table-cell>
          <table:table-cell table:style-name="ce3" table:formula="of:=([.G45]-[.B45])/[.B45]*100" office:value-type="float" office:value="3.00242769276114" calcext:value-type="float">
            <text:p>3.00</text:p>
          </table:table-cell>
          <table:table-cell table:style-name="ce3" office:value-type="float" office:value="1289.29" calcext:value-type="float">
            <text:p>1289.29</text:p>
          </table:table-cell>
          <table:table-cell table:style-name="ce3" table:formula="of:=([.I45]-[.B45])/[.B45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7</text:p>
          </table:table-cell>
          <table:table-cell table:number-columns-repeated="2" office:value-type="float" office:value="1273.39" calcext:value-type="float">
            <text:p>1273.39</text:p>
          </table:table-cell>
          <table:table-cell table:formula="of:=([.C46]-[.B46])/[.B46]*100" office:value-type="float" office:value="0" calcext:value-type="float">
            <text:p>0.00</text:p>
          </table:table-cell>
          <table:table-cell office:value-type="float" office:value="1375.55" calcext:value-type="float">
            <text:p>1375.55</text:p>
          </table:table-cell>
          <table:table-cell table:style-name="ce3" table:formula="of:=([.E46]-[.B46])/[.B46]*100" office:value-type="float" office:value="8.02267961896983" calcext:value-type="float">
            <text:p>8.02</text:p>
          </table:table-cell>
          <table:table-cell table:style-name="ce3" office:value-type="float" office:value="1282.38" calcext:value-type="float">
            <text:p>1282.38</text:p>
          </table:table-cell>
          <table:table-cell table:style-name="ce3" table:formula="of:=([.G46]-[.B46])/[.B46]*100" office:value-type="float" office:value="0.705989524026418" calcext:value-type="float">
            <text:p>0.71</text:p>
          </table:table-cell>
          <table:table-cell table:style-name="ce3" office:value-type="float" office:value="1283.38" calcext:value-type="float">
            <text:p>1283.38</text:p>
          </table:table-cell>
          <table:table-cell table:style-name="ce3" table:formula="of:=([.I46]-[.B46])/[.B46]*100" office:value-type="float" office:value="0.784520060625575" calcext:value-type="float">
            <text:p>0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8</text:p>
          </table:table-cell>
          <table:table-cell table:number-columns-repeated="2" office:value-type="float" office:value="1211.56" calcext:value-type="float">
            <text:p>1211.56</text:p>
          </table:table-cell>
          <table:table-cell table:formula="of:=([.C47]-[.B47])/[.B47]*100" office:value-type="float" office:value="0" calcext:value-type="float">
            <text:p>0.00</text:p>
          </table:table-cell>
          <table:table-cell office:value-type="float" office:value="1369.81" calcext:value-type="float">
            <text:p>1369.81</text:p>
          </table:table-cell>
          <table:table-cell table:style-name="ce3" table:formula="of:=([.E47]-[.B47])/[.B47]*100" office:value-type="float" office:value="13.0616725543927" calcext:value-type="float">
            <text:p>13.06</text:p>
          </table:table-cell>
          <table:table-cell table:style-name="ce3" office:value-type="float" office:value="1243.53" calcext:value-type="float">
            <text:p>1243.53</text:p>
          </table:table-cell>
          <table:table-cell table:style-name="ce3" table:formula="of:=([.G47]-[.B47])/[.B47]*100" office:value-type="float" office:value="2.6387467397405" calcext:value-type="float">
            <text:p>2.64</text:p>
          </table:table-cell>
          <table:table-cell table:style-name="ce3" office:value-type="float" office:value="1280.85" calcext:value-type="float">
            <text:p>1280.85</text:p>
          </table:table-cell>
          <table:table-cell table:style-name="ce3" table:formula="of:=([.I47]-[.B47])/[.B47]*100" office:value-type="float" office:value="5.71907293076694" calcext:value-type="float">
            <text:p>5.7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9</text:p>
          </table:table-cell>
          <table:table-cell table:number-columns-repeated="2" office:value-type="float" office:value="1248.93" calcext:value-type="float">
            <text:p>1248.93</text:p>
          </table:table-cell>
          <table:table-cell table:formula="of:=([.C48]-[.B48])/[.B48]*100" office:value-type="float" office:value="0" calcext:value-type="float">
            <text:p>0.00</text:p>
          </table:table-cell>
          <table:table-cell office:value-type="float" office:value="1384.13" calcext:value-type="float">
            <text:p>1384.13</text:p>
          </table:table-cell>
          <table:table-cell table:style-name="ce3" table:formula="of:=([.E48]-[.B48])/[.B48]*100" office:value-type="float" office:value="10.8252664280624" calcext:value-type="float">
            <text:p>10.83</text:p>
          </table:table-cell>
          <table:table-cell table:style-name="ce3" office:value-type="float" office:value="1263.35" calcext:value-type="float">
            <text:p>1263.35</text:p>
          </table:table-cell>
          <table:table-cell table:style-name="ce3" table:formula="of:=([.G48]-[.B48])/[.B48]*100" office:value-type="float" office:value="1.15458832760842" calcext:value-type="float">
            <text:p>1.15</text:p>
          </table:table-cell>
          <table:table-cell table:style-name="ce3" office:value-type="float" office:value="1281.68" calcext:value-type="float">
            <text:p>1281.68</text:p>
          </table:table-cell>
          <table:table-cell table:style-name="ce3" table:formula="of:=([.I48]-[.B48])/[.B48]*100" office:value-type="float" office:value="2.62224464141305" calcext:value-type="float">
            <text:p>2.6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0</text:p>
          </table:table-cell>
          <table:table-cell table:number-columns-repeated="2" office:value-type="float" office:value="1234.12" calcext:value-type="float">
            <text:p>1234.12</text:p>
          </table:table-cell>
          <table:table-cell table:formula="of:=([.C49]-[.B49])/[.B49]*100" office:value-type="float" office:value="0" calcext:value-type="float">
            <text:p>0.00</text:p>
          </table:table-cell>
          <table:table-cell office:value-type="float" office:value="1389.6" calcext:value-type="float">
            <text:p>1389.60</text:p>
          </table:table-cell>
          <table:table-cell table:style-name="ce3" table:formula="of:=([.E49]-[.B49])/[.B49]*100" office:value-type="float" office:value="12.5984507179205" calcext:value-type="float">
            <text:p>12.60</text:p>
          </table:table-cell>
          <table:table-cell table:style-name="ce3" office:value-type="float" office:value="1256.25" calcext:value-type="float">
            <text:p>1256.25</text:p>
          </table:table-cell>
          <table:table-cell table:style-name="ce3" table:formula="of:=([.G49]-[.B49])/[.B49]*100" office:value-type="float" office:value="1.79318056590932" calcext:value-type="float">
            <text:p>1.79</text:p>
          </table:table-cell>
          <table:table-cell table:style-name="ce3" office:value-type="float" office:value="1267.53" calcext:value-type="float">
            <text:p>1267.53</text:p>
          </table:table-cell>
          <table:table-cell table:style-name="ce3" table:formula="of:=([.I49]-[.B49])/[.B49]*100" office:value-type="float" office:value="2.70719216931904" calcext:value-type="float">
            <text:p>2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1</text:p>
          </table:table-cell>
          <table:table-cell table:number-columns-repeated="2" office:value-type="float" office:value="1231.23" calcext:value-type="float">
            <text:p>1231.23</text:p>
          </table:table-cell>
          <table:table-cell table:formula="of:=([.C50]-[.B50])/[.B50]*100" office:value-type="float" office:value="0" calcext:value-type="float">
            <text:p>0.00</text:p>
          </table:table-cell>
          <table:table-cell office:value-type="float" office:value="1354.91" calcext:value-type="float">
            <text:p>1354.91</text:p>
          </table:table-cell>
          <table:table-cell table:style-name="ce3" table:formula="of:=([.E50]-[.B50])/[.B50]*100" office:value-type="float" office:value="10.045239313532" calcext:value-type="float">
            <text:p>10.05</text:p>
          </table:table-cell>
          <table:table-cell table:style-name="ce3" office:value-type="float" office:value="1261.89" calcext:value-type="float">
            <text:p>1261.89</text:p>
          </table:table-cell>
          <table:table-cell table:style-name="ce3" table:formula="of:=([.G50]-[.B50])/[.B50]*100" office:value-type="float" office:value="2.49019273409518" calcext:value-type="float">
            <text:p>2.49</text:p>
          </table:table-cell>
          <table:table-cell table:style-name="ce3" office:value-type="float" office:value="1278.1" calcext:value-type="float">
            <text:p>1278.10</text:p>
          </table:table-cell>
          <table:table-cell table:style-name="ce3" table:formula="of:=([.I50]-[.B50])/[.B50]*100" office:value-type="float" office:value="3.8067623433477" calcext:value-type="float">
            <text:p>3.8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2</text:p>
          </table:table-cell>
          <table:table-cell table:number-columns-repeated="2" office:value-type="float" office:value="1230.99" calcext:value-type="float">
            <text:p>1230.99</text:p>
          </table:table-cell>
          <table:table-cell table:formula="of:=([.C51]-[.B51])/[.B51]*100" office:value-type="float" office:value="0" calcext:value-type="float">
            <text:p>0.00</text:p>
          </table:table-cell>
          <table:table-cell office:value-type="float" office:value="1379.49" calcext:value-type="float">
            <text:p>1379.49</text:p>
          </table:table-cell>
          <table:table-cell table:style-name="ce3" table:formula="of:=([.E51]-[.B51])/[.B51]*100" office:value-type="float" office:value="12.0634611166622" calcext:value-type="float">
            <text:p>12.06</text:p>
          </table:table-cell>
          <table:table-cell table:style-name="ce3" office:value-type="float" office:value="1250.49" calcext:value-type="float">
            <text:p>1250.49</text:p>
          </table:table-cell>
          <table:table-cell table:style-name="ce3" table:formula="of:=([.G51]-[.B51])/[.B51]*100" office:value-type="float" office:value="1.58409085370312" calcext:value-type="float">
            <text:p>1.58</text:p>
          </table:table-cell>
          <table:table-cell table:style-name="ce3" office:value-type="float" office:value="1265.17" calcext:value-type="float">
            <text:p>1265.17</text:p>
          </table:table-cell>
          <table:table-cell table:style-name="ce3" table:formula="of:=([.I51]-[.B51])/[.B51]*100" office:value-type="float" office:value="2.77662694254219" calcext:value-type="float">
            <text:p>2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3</text:p>
          </table:table-cell>
          <table:table-cell table:number-columns-repeated="2" office:value-type="float" office:value="1222.63" calcext:value-type="float">
            <text:p>1222.63</text:p>
          </table:table-cell>
          <table:table-cell table:formula="of:=([.C52]-[.B52])/[.B52]*100" office:value-type="float" office:value="0" calcext:value-type="float">
            <text:p>0.00</text:p>
          </table:table-cell>
          <table:table-cell office:value-type="float" office:value="1363.52" calcext:value-type="float">
            <text:p>1363.52</text:p>
          </table:table-cell>
          <table:table-cell table:style-name="ce3" table:formula="of:=([.E52]-[.B52])/[.B52]*100" office:value-type="float" office:value="11.5235189713977" calcext:value-type="float">
            <text:p>11.52</text:p>
          </table:table-cell>
          <table:table-cell table:style-name="ce3" office:value-type="float" office:value="1233.67" calcext:value-type="float">
            <text:p>1233.67</text:p>
          </table:table-cell>
          <table:table-cell table:style-name="ce3" table:formula="of:=([.G52]-[.B52])/[.B52]*100" office:value-type="float" office:value="0.902971463157289" calcext:value-type="float">
            <text:p>0.90</text:p>
          </table:table-cell>
          <table:table-cell table:style-name="ce3" office:value-type="float" office:value="1250.29" calcext:value-type="float">
            <text:p>1250.29</text:p>
          </table:table-cell>
          <table:table-cell table:style-name="ce3" table:formula="of:=([.I52]-[.B52])/[.B52]*100" office:value-type="float" office:value="2.26233611149733" calcext:value-type="float">
            <text:p>2.26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30:.B52])" office:value-type="float" office:value="1088.84" calcext:value-type="float">
            <text:p>1088.84</text:p>
          </table:table-cell>
          <table:table-cell table:formula="of:=AVERAGE([.C30:.C52])" office:value-type="float" office:value="1100.86434782609" calcext:value-type="float">
            <text:p>1100.86</text:p>
          </table:table-cell>
          <table:table-cell table:formula="of:=AVERAGE([.D30:.D52])" office:value-type="float" office:value="0.670666989641856" calcext:value-type="float">
            <text:p>0.67</text:p>
          </table:table-cell>
          <table:table-cell table:formula="of:=AVERAGE([.E30:.E52])" office:value-type="float" office:value="1214.74695652174" calcext:value-type="float">
            <text:p>1214.75</text:p>
          </table:table-cell>
          <table:table-cell table:style-name="ce3" table:formula="of:=AVERAGE([.F30:.F52])" office:value-type="float" office:value="12.4459796772263" calcext:value-type="float">
            <text:p>12.45</text:p>
          </table:table-cell>
          <table:table-cell table:style-name="ce3" table:formula="of:=AVERAGE([.G30:.G52])" office:value-type="float" office:value="1100.8147826087" calcext:value-type="float">
            <text:p>1100.81</text:p>
          </table:table-cell>
          <table:table-cell table:style-name="ce3" table:formula="of:=AVERAGE([.H30:.H52])" office:value-type="float" office:value="1.30672328440986" calcext:value-type="float">
            <text:p>1.31</text:p>
          </table:table-cell>
          <table:table-cell table:style-name="ce3" table:formula="of:=AVERAGE([.I30:.I52])" office:value-type="float" office:value="1134.15826086957" calcext:value-type="float">
            <text:p>1134.16</text:p>
          </table:table-cell>
          <table:table-cell table:style-name="ce3" table:formula="of:=AVERAGE([.J30:.J52])" office:value-type="float" office:value="4.32032279725706" calcext:value-type="float">
            <text:p>4.3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Comp to flo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NLO</text:p>
          </table:table-cell>
          <table:table-cell table:style-name="Default" office:value-type="string" calcext:value-type="string">
            <text:p>gap1</text:p>
          </table:table-cell>
          <table:table-cell office:value-type="string" calcext:value-type="string">
            <text:p>FinalOnly</text:p>
          </table:table-cell>
          <table:table-cell office:value-type="string" calcext:value-type="string">
            <text:p>gap2</text:p>
          </table:table-cell>
          <table:table-cell table:style-name="ce3" office:value-type="string" calcext:value-type="string">
            <text:p>SwapOnly</text:p>
          </table:table-cell>
          <table:table-cell office:value-type="string" calcext:value-type="string">
            <text:p>ga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office:value-type="float" office:value="225.72" calcext:value-type="float">
            <text:p>225.72</text:p>
          </table:table-cell>
          <table:table-cell table:formula="of:=([.C59]-[.B59])/[.B59]*100" office:value-type="float" office:value="18.1594513950688" calcext:value-type="float">
            <text:p>18.16</text:p>
          </table:table-cell>
          <table:table-cell office:value-type="float" office:value="202.96" calcext:value-type="float">
            <text:p>202.96</text:p>
          </table:table-cell>
          <table:table-cell table:style-name="ce3" table:formula="of:=([.E59]-[.B59])/[.B59]*100" office:value-type="float" office:value="6.24509239386484" calcext:value-type="float">
            <text:p>6.25</text:p>
          </table:table-cell>
          <table:table-cell table:style-name="ce3" office:value-type="float" office:value="201.6" calcext:value-type="float">
            <text:p>201.60</text:p>
          </table:table-cell>
          <table:table-cell table:style-name="ce3" table:formula="of:=([.G59]-[.B59])/[.B59]*100" office:value-type="float" office:value="5.533162330524" calcext:value-type="float">
            <text:p>5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88.6" calcext:value-type="float">
            <text:p>188.60</text:p>
          </table:table-cell>
          <table:table-cell office:value-type="float" office:value="209.39" calcext:value-type="float">
            <text:p>209.39</text:p>
          </table:table-cell>
          <table:table-cell table:formula="of:=([.C60]-[.B60])/[.B60]*100" office:value-type="float" office:value="11.0233297985154" calcext:value-type="float">
            <text:p>11.02</text:p>
          </table:table-cell>
          <table:table-cell office:value-type="float" office:value="187.17" calcext:value-type="float">
            <text:p>187.17</text:p>
          </table:table-cell>
          <table:table-cell table:style-name="ce3" table:formula="of:=([.E60]-[.B60])/[.B60]*100" office:value-type="float" office:value="-0.758218451749739" calcext:value-type="float">
            <text:p>-0.76</text:p>
          </table:table-cell>
          <table:table-cell table:style-name="ce3" office:value-type="float" office:value="198.02" calcext:value-type="float">
            <text:p>198.02</text:p>
          </table:table-cell>
          <table:table-cell table:style-name="ce3" table:formula="of:=([.G60]-[.B60])/[.B60]*100" office:value-type="float" office:value="4.9946977730647" calcext:value-type="float">
            <text:p>4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82" calcext:value-type="float">
            <text:p>185.82</text:p>
          </table:table-cell>
          <table:table-cell office:value-type="float" office:value="200.64" calcext:value-type="float">
            <text:p>200.64</text:p>
          </table:table-cell>
          <table:table-cell table:formula="of:=([.C61]-[.B61])/[.B61]*100" office:value-type="float" office:value="7.97546012269938" calcext:value-type="float">
            <text:p>7.98</text:p>
          </table:table-cell>
          <table:table-cell office:value-type="float" office:value="188.63" calcext:value-type="float">
            <text:p>188.63</text:p>
          </table:table-cell>
          <table:table-cell table:style-name="ce3" table:formula="of:=([.E61]-[.B61])/[.B61]*100" office:value-type="float" office:value="1.51221612312991" calcext:value-type="float">
            <text:p>1.51</text:p>
          </table:table-cell>
          <table:table-cell table:style-name="ce3" office:value-type="float" office:value="198.01" calcext:value-type="float">
            <text:p>198.01</text:p>
          </table:table-cell>
          <table:table-cell table:style-name="ce3" table:formula="of:=([.G61]-[.B61])/[.B61]*100" office:value-type="float" office:value="6.56011193628242" calcext:value-type="float">
            <text:p>6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94.96" calcext:value-type="float">
            <text:p>694.96</text:p>
          </table:table-cell>
          <table:table-cell office:value-type="float" office:value="807.71" calcext:value-type="float">
            <text:p>807.71</text:p>
          </table:table-cell>
          <table:table-cell table:formula="of:=([.C62]-[.B62])/[.B62]*100" office:value-type="float" office:value="16.2239553355589" calcext:value-type="float">
            <text:p>16.22</text:p>
          </table:table-cell>
          <table:table-cell office:value-type="float" office:value="700.95" calcext:value-type="float">
            <text:p>700.95</text:p>
          </table:table-cell>
          <table:table-cell table:style-name="ce3" table:formula="of:=([.E62]-[.B62])/[.B62]*100" office:value-type="float" office:value="0.861920110509959" calcext:value-type="float">
            <text:p>0.86</text:p>
          </table:table-cell>
          <table:table-cell table:style-name="ce3" office:value-type="float" office:value="694.96" calcext:value-type="float">
            <text:p>694.96</text:p>
          </table:table-cell>
          <table:table-cell table:style-name="ce3" table:formula="of:=([.G62]-[.B62])/[.B62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24.33" calcext:value-type="float">
            <text:p>624.33</text:p>
          </table:table-cell>
          <table:table-cell office:value-type="float" office:value="695.79" calcext:value-type="float">
            <text:p>695.79</text:p>
          </table:table-cell>
          <table:table-cell table:formula="of:=([.C63]-[.B63])/[.B63]*100" office:value-type="float" office:value="11.4458699726106" calcext:value-type="float">
            <text:p>11.45</text:p>
          </table:table-cell>
          <table:table-cell office:value-type="float" office:value="629.61" calcext:value-type="float">
            <text:p>629.61</text:p>
          </table:table-cell>
          <table:table-cell table:style-name="ce3" table:formula="of:=([.E63]-[.B63])/[.B63]*100" office:value-type="float" office:value="0.845706597472486" calcext:value-type="float">
            <text:p>0.85</text:p>
          </table:table-cell>
          <table:table-cell table:style-name="ce3" office:value-type="float" office:value="642.77" calcext:value-type="float">
            <text:p>642.77</text:p>
          </table:table-cell>
          <table:table-cell table:style-name="ce3" table:formula="of:=([.G63]-[.B63])/[.B63]*100" office:value-type="float" office:value="2.95356622299104" calcext:value-type="float">
            <text:p>2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16.25" calcext:value-type="float">
            <text:p>416.25</text:p>
          </table:table-cell>
          <table:table-cell office:value-type="float" office:value="492.31" calcext:value-type="float">
            <text:p>492.31</text:p>
          </table:table-cell>
          <table:table-cell table:formula="of:=([.C64]-[.B64])/[.B64]*100" office:value-type="float" office:value="18.2726726726727" calcext:value-type="float">
            <text:p>18.27</text:p>
          </table:table-cell>
          <table:table-cell office:value-type="float" office:value="417.09" calcext:value-type="float">
            <text:p>417.09</text:p>
          </table:table-cell>
          <table:table-cell table:style-name="ce3" table:formula="of:=([.E64]-[.B64])/[.B64]*100" office:value-type="float" office:value="0.201801801801796" calcext:value-type="float">
            <text:p>0.20</text:p>
          </table:table-cell>
          <table:table-cell table:style-name="ce3" office:value-type="float" office:value="456.81" calcext:value-type="float">
            <text:p>456.81</text:p>
          </table:table-cell>
          <table:table-cell table:style-name="ce3" table:formula="of:=([.G64]-[.B64])/[.B64]*100" office:value-type="float" office:value="9.74414414414414" calcext:value-type="float">
            <text:p>9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4.41" calcext:value-type="float">
            <text:p>314.41</text:p>
          </table:table-cell>
          <table:table-cell office:value-type="float" office:value="359.3" calcext:value-type="float">
            <text:p>359.30</text:p>
          </table:table-cell>
          <table:table-cell table:formula="of:=([.C65]-[.B65])/[.B65]*100" office:value-type="float" office:value="14.2775357017907" calcext:value-type="float">
            <text:p>14.28</text:p>
          </table:table-cell>
          <table:table-cell office:value-type="float" office:value="313.57" calcext:value-type="float">
            <text:p>313.57</text:p>
          </table:table-cell>
          <table:table-cell table:style-name="ce3" table:formula="of:=([.E65]-[.B65])/[.B65]*100" office:value-type="float" office:value="-0.267167074838597" calcext:value-type="float">
            <text:p>-0.27</text:p>
          </table:table-cell>
          <table:table-cell table:style-name="ce3" office:value-type="float" office:value="339.09" calcext:value-type="float">
            <text:p>339.09</text:p>
          </table:table-cell>
          <table:table-cell table:style-name="ce3" table:formula="of:=([.G65]-[.B65])/[.B65]*100" office:value-type="float" office:value="7.84962310359084" calcext:value-type="float">
            <text:p>7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186.02" calcext:value-type="float">
            <text:p>3186.02</text:p>
          </table:table-cell>
          <table:table-cell office:value-type="float" office:value="3288.45" calcext:value-type="float">
            <text:p>3288.45</text:p>
          </table:table-cell>
          <table:table-cell table:formula="of:=([.C66]-[.B66])/[.B66]*100" office:value-type="float" office:value="3.21498295679248" calcext:value-type="float">
            <text:p>3.21</text:p>
          </table:table-cell>
          <table:table-cell office:value-type="float" office:value="3051.63" calcext:value-type="float">
            <text:p>3051.63</text:p>
          </table:table-cell>
          <table:table-cell table:style-name="ce3" table:formula="of:=([.E66]-[.B66])/[.B66]*100" office:value-type="float" office:value="-4.21811539161712" calcext:value-type="float">
            <text:p>-4.22</text:p>
          </table:table-cell>
          <table:table-cell table:style-name="ce3" office:value-type="float" office:value="3256.46" calcext:value-type="float">
            <text:p>3256.46</text:p>
          </table:table-cell>
          <table:table-cell table:style-name="ce3" table:formula="of:=([.G66]-[.B66])/[.B66]*100" office:value-type="float" office:value="2.21090890829311" calcext:value-type="float">
            <text:p>2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964.49" calcext:value-type="float">
            <text:p>1964.49</text:p>
          </table:table-cell>
          <table:table-cell office:value-type="float" office:value="2099.99" calcext:value-type="float">
            <text:p>2099.99</text:p>
          </table:table-cell>
          <table:table-cell table:formula="of:=([.C67]-[.B67])/[.B67]*100" office:value-type="float" office:value="6.89746448187569" calcext:value-type="float">
            <text:p>6.90</text:p>
          </table:table-cell>
          <table:table-cell office:value-type="float" office:value="1932.21" calcext:value-type="float">
            <text:p>1932.21</text:p>
          </table:table-cell>
          <table:table-cell table:style-name="ce3" table:formula="of:=([.E67]-[.B67])/[.B67]*100" office:value-type="float" office:value="-1.64317456439076" calcext:value-type="float">
            <text:p>-1.64</text:p>
          </table:table-cell>
          <table:table-cell table:style-name="ce3" office:value-type="float" office:value="2031.19" calcext:value-type="float">
            <text:p>2031.19</text:p>
          </table:table-cell>
          <table:table-cell table:style-name="ce3" table:formula="of:=([.G67]-[.B67])/[.B67]*100" office:value-type="float" office:value="3.39528325417793" calcext:value-type="float">
            <text:p>3.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1636.23" calcext:value-type="float">
            <text:p>1636.23</text:p>
          </table:table-cell>
          <table:table-cell table:formula="of:=([.C68]-[.B68])/[.B68]*100" office:value-type="float" office:value="9.05437289220064" calcext:value-type="float">
            <text:p>9.05</text:p>
          </table:table-cell>
          <table:table-cell office:value-type="float" office:value="1463.63" calcext:value-type="float">
            <text:p>1463.63</text:p>
          </table:table-cell>
          <table:table-cell table:style-name="ce3" table:formula="of:=([.E68]-[.B68])/[.B68]*100" office:value-type="float" office:value="-2.44937949052907" calcext:value-type="float">
            <text:p>-2.45</text:p>
          </table:table-cell>
          <table:table-cell table:style-name="ce3" office:value-type="float" office:value="1658.74" calcext:value-type="float">
            <text:p>1658.74</text:p>
          </table:table-cell>
          <table:table-cell table:style-name="ce3" table:formula="of:=([.G68]-[.B68])/[.B68]*100" office:value-type="float" office:value="10.5546594862635" calcext:value-type="float">
            <text:p>10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1.09" calcext:value-type="float">
            <text:p>1031.09</text:p>
          </table:table-cell>
          <table:table-cell office:value-type="float" office:value="1209.73" calcext:value-type="float">
            <text:p>1209.73</text:p>
          </table:table-cell>
          <table:table-cell table:formula="of:=([.C69]-[.B69])/[.B69]*100" office:value-type="float" office:value="17.3253547217023" calcext:value-type="float">
            <text:p>17.33</text:p>
          </table:table-cell>
          <table:table-cell office:value-type="float" office:value="1060.37" calcext:value-type="float">
            <text:p>1060.37</text:p>
          </table:table-cell>
          <table:table-cell table:style-name="ce3" table:formula="of:=([.E69]-[.B69])/[.B69]*100" office:value-type="float" office:value="2.83971331309585" calcext:value-type="float">
            <text:p>2.84</text:p>
          </table:table-cell>
          <table:table-cell table:style-name="ce3" office:value-type="float" office:value="1080.39" calcext:value-type="float">
            <text:p>1080.39</text:p>
          </table:table-cell>
          <table:table-cell table:style-name="ce3" table:formula="of:=([.G69]-[.B69])/[.B69]*100" office:value-type="float" office:value="4.7813478939763" calcext:value-type="float">
            <text:p>4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73.77" calcext:value-type="float">
            <text:p>1273.77</text:p>
          </table:table-cell>
          <table:table-cell office:value-type="float" office:value="1356.09" calcext:value-type="float">
            <text:p>1356.09</text:p>
          </table:table-cell>
          <table:table-cell table:formula="of:=([.C70]-[.B70])/[.B70]*100" office:value-type="float" office:value="6.46270519795567" calcext:value-type="float">
            <text:p>6.46</text:p>
          </table:table-cell>
          <table:table-cell office:value-type="float" office:value="1307.11" calcext:value-type="float">
            <text:p>1307.11</text:p>
          </table:table-cell>
          <table:table-cell table:style-name="ce3" table:formula="of:=([.E70]-[.B70])/[.B70]*100" office:value-type="float" office:value="2.61742700801557" calcext:value-type="float">
            <text:p>2.62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table:formula="of:=([.G70]-[.B70])/[.B70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226.63" calcext:value-type="float">
            <text:p>1226.63</text:p>
          </table:table-cell>
          <table:table-cell office:value-type="float" office:value="1455.87" calcext:value-type="float">
            <text:p>1455.87</text:p>
          </table:table-cell>
          <table:table-cell table:formula="of:=([.C71]-[.B71])/[.B71]*100" office:value-type="float" office:value="18.6886021049542" calcext:value-type="float">
            <text:p>18.69</text:p>
          </table:table-cell>
          <table:table-cell office:value-type="float" office:value="1191.96" calcext:value-type="float">
            <text:p>1191.96</text:p>
          </table:table-cell>
          <table:table-cell table:style-name="ce3" table:formula="of:=([.E71]-[.B71])/[.B71]*100" office:value-type="float" office:value="-2.82644318172555" calcext:value-type="float">
            <text:p>-2.83</text:p>
          </table:table-cell>
          <table:table-cell table:style-name="ce3" office:value-type="float" office:value="1259.97" calcext:value-type="float">
            <text:p>1259.97</text:p>
          </table:table-cell>
          <table:table-cell table:style-name="ce3" table:formula="of:=([.G71]-[.B71])/[.B71]*100" office:value-type="float" office:value="2.71801602765299" calcext:value-type="float">
            <text:p>2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284.73" calcext:value-type="float">
            <text:p>1284.73</text:p>
          </table:table-cell>
          <table:table-cell office:value-type="float" office:value="1413.87" calcext:value-type="float">
            <text:p>1413.87</text:p>
          </table:table-cell>
          <table:table-cell table:formula="of:=([.C72]-[.B72])/[.B72]*100" office:value-type="float" office:value="10.0519175235263" calcext:value-type="float">
            <text:p>10.05</text:p>
          </table:table-cell>
          <table:table-cell office:value-type="float" office:value="1248.53" calcext:value-type="float">
            <text:p>1248.53</text:p>
          </table:table-cell>
          <table:table-cell table:style-name="ce3" table:formula="of:=([.E72]-[.B72])/[.B72]*100" office:value-type="float" office:value="-2.81771267114491" calcext:value-type="float">
            <text:p>-2.82</text:p>
          </table:table-cell>
          <table:table-cell table:style-name="ce3" office:value-type="float" office:value="1302.34" calcext:value-type="float">
            <text:p>1302.34</text:p>
          </table:table-cell>
          <table:table-cell table:style-name="ce3" table:formula="of:=([.G72]-[.B72])/[.B72]*100" office:value-type="float" office:value="1.3707160259354" calcext:value-type="float">
            <text:p>1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95.23" calcext:value-type="float">
            <text:p>1295.23</text:p>
          </table:table-cell>
          <table:table-cell office:value-type="float" office:value="1434.72" calcext:value-type="float">
            <text:p>1434.72</text:p>
          </table:table-cell>
          <table:table-cell table:formula="of:=([.C73]-[.B73])/[.B73]*100" office:value-type="float" office:value="10.7695158388858" calcext:value-type="float">
            <text:p>10.77</text:p>
          </table:table-cell>
          <table:table-cell office:value-type="float" office:value="1303.76" calcext:value-type="float">
            <text:p>1303.76</text:p>
          </table:table-cell>
          <table:table-cell table:style-name="ce3" table:formula="of:=([.E73]-[.B73])/[.B73]*100" office:value-type="float" office:value="0.658570292534914" calcext:value-type="float">
            <text:p>0.66</text:p>
          </table:table-cell>
          <table:table-cell table:style-name="ce3" office:value-type="float" office:value="1295.23" calcext:value-type="float">
            <text:p>1295.23</text:p>
          </table:table-cell>
          <table:table-cell table:style-name="ce3" table:formula="of:=([.G73]-[.B73])/[.B73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89.29" calcext:value-type="float">
            <text:p>1289.29</text:p>
          </table:table-cell>
          <table:table-cell office:value-type="float" office:value="1436.36" calcext:value-type="float">
            <text:p>1436.36</text:p>
          </table:table-cell>
          <table:table-cell table:formula="of:=([.C74]-[.B74])/[.B74]*100" office:value-type="float" office:value="11.407053494559" calcext:value-type="float">
            <text:p>11.41</text:p>
          </table:table-cell>
          <table:table-cell office:value-type="float" office:value="1328" calcext:value-type="float">
            <text:p>1328.00</text:p>
          </table:table-cell>
          <table:table-cell table:style-name="ce3" table:formula="of:=([.E74]-[.B74])/[.B74]*100" office:value-type="float" office:value="3.00242769276114" calcext:value-type="float">
            <text:p>3.00</text:p>
          </table:table-cell>
          <table:table-cell table:style-name="ce3" office:value-type="float" office:value="1289.29" calcext:value-type="float">
            <text:p>1289.29</text:p>
          </table:table-cell>
          <table:table-cell table:style-name="ce3" table:formula="of:=([.G74]-[.B74])/[.B74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273.39" calcext:value-type="float">
            <text:p>1273.39</text:p>
          </table:table-cell>
          <table:table-cell office:value-type="float" office:value="1375.55" calcext:value-type="float">
            <text:p>1375.55</text:p>
          </table:table-cell>
          <table:table-cell table:formula="of:=([.C75]-[.B75])/[.B75]*100" office:value-type="float" office:value="8.02267961896983" calcext:value-type="float">
            <text:p>8.02</text:p>
          </table:table-cell>
          <table:table-cell office:value-type="float" office:value="1282.38" calcext:value-type="float">
            <text:p>1282.38</text:p>
          </table:table-cell>
          <table:table-cell table:style-name="ce3" table:formula="of:=([.E75]-[.B75])/[.B75]*100" office:value-type="float" office:value="0.705989524026418" calcext:value-type="float">
            <text:p>0.71</text:p>
          </table:table-cell>
          <table:table-cell table:style-name="ce3" office:value-type="float" office:value="1283.38" calcext:value-type="float">
            <text:p>1283.38</text:p>
          </table:table-cell>
          <table:table-cell table:style-name="ce3" table:formula="of:=([.G75]-[.B75])/[.B75]*100" office:value-type="float" office:value="0.784520060625575" calcext:value-type="float">
            <text:p>0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211.56" calcext:value-type="float">
            <text:p>1211.56</text:p>
          </table:table-cell>
          <table:table-cell office:value-type="float" office:value="1369.81" calcext:value-type="float">
            <text:p>1369.81</text:p>
          </table:table-cell>
          <table:table-cell table:formula="of:=([.C76]-[.B76])/[.B76]*100" office:value-type="float" office:value="13.0616725543927" calcext:value-type="float">
            <text:p>13.06</text:p>
          </table:table-cell>
          <table:table-cell office:value-type="float" office:value="1243.53" calcext:value-type="float">
            <text:p>1243.53</text:p>
          </table:table-cell>
          <table:table-cell table:style-name="ce3" table:formula="of:=([.E76]-[.B76])/[.B76]*100" office:value-type="float" office:value="2.6387467397405" calcext:value-type="float">
            <text:p>2.64</text:p>
          </table:table-cell>
          <table:table-cell table:style-name="ce3" office:value-type="float" office:value="1280.85" calcext:value-type="float">
            <text:p>1280.85</text:p>
          </table:table-cell>
          <table:table-cell table:style-name="ce3" table:formula="of:=([.G76]-[.B76])/[.B76]*100" office:value-type="float" office:value="5.71907293076694" calcext:value-type="float">
            <text:p>5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248.93" calcext:value-type="float">
            <text:p>1248.93</text:p>
          </table:table-cell>
          <table:table-cell office:value-type="float" office:value="1384.13" calcext:value-type="float">
            <text:p>1384.13</text:p>
          </table:table-cell>
          <table:table-cell table:formula="of:=([.C77]-[.B77])/[.B77]*100" office:value-type="float" office:value="10.8252664280624" calcext:value-type="float">
            <text:p>10.83</text:p>
          </table:table-cell>
          <table:table-cell office:value-type="float" office:value="1263.35" calcext:value-type="float">
            <text:p>1263.35</text:p>
          </table:table-cell>
          <table:table-cell table:style-name="ce3" table:formula="of:=([.E77]-[.B77])/[.B77]*100" office:value-type="float" office:value="1.15458832760842" calcext:value-type="float">
            <text:p>1.15</text:p>
          </table:table-cell>
          <table:table-cell table:style-name="ce3" office:value-type="float" office:value="1281.68" calcext:value-type="float">
            <text:p>1281.68</text:p>
          </table:table-cell>
          <table:table-cell table:style-name="ce3" table:formula="of:=([.G77]-[.B77])/[.B77]*100" office:value-type="float" office:value="2.62224464141305" calcext:value-type="float">
            <text:p>2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34.12" calcext:value-type="float">
            <text:p>1234.12</text:p>
          </table:table-cell>
          <table:table-cell office:value-type="float" office:value="1389.6" calcext:value-type="float">
            <text:p>1389.60</text:p>
          </table:table-cell>
          <table:table-cell table:formula="of:=([.C78]-[.B78])/[.B78]*100" office:value-type="float" office:value="12.5984507179205" calcext:value-type="float">
            <text:p>12.60</text:p>
          </table:table-cell>
          <table:table-cell office:value-type="float" office:value="1256.25" calcext:value-type="float">
            <text:p>1256.25</text:p>
          </table:table-cell>
          <table:table-cell table:style-name="ce3" table:formula="of:=([.E78]-[.B78])/[.B78]*100" office:value-type="float" office:value="1.79318056590932" calcext:value-type="float">
            <text:p>1.79</text:p>
          </table:table-cell>
          <table:table-cell table:style-name="ce3" office:value-type="float" office:value="1267.53" calcext:value-type="float">
            <text:p>1267.53</text:p>
          </table:table-cell>
          <table:table-cell table:style-name="ce3" table:formula="of:=([.G78]-[.B78])/[.B78]*100" office:value-type="float" office:value="2.70719216931904" calcext:value-type="float">
            <text:p>2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231.23" calcext:value-type="float">
            <text:p>1231.23</text:p>
          </table:table-cell>
          <table:table-cell office:value-type="float" office:value="1354.91" calcext:value-type="float">
            <text:p>1354.91</text:p>
          </table:table-cell>
          <table:table-cell table:formula="of:=([.C79]-[.B79])/[.B79]*100" office:value-type="float" office:value="10.045239313532" calcext:value-type="float">
            <text:p>10.05</text:p>
          </table:table-cell>
          <table:table-cell office:value-type="float" office:value="1261.89" calcext:value-type="float">
            <text:p>1261.89</text:p>
          </table:table-cell>
          <table:table-cell table:style-name="ce3" table:formula="of:=([.E79]-[.B79])/[.B79]*100" office:value-type="float" office:value="2.49019273409518" calcext:value-type="float">
            <text:p>2.49</text:p>
          </table:table-cell>
          <table:table-cell table:style-name="ce3" office:value-type="float" office:value="1278.1" calcext:value-type="float">
            <text:p>1278.10</text:p>
          </table:table-cell>
          <table:table-cell table:style-name="ce3" table:formula="of:=([.G79]-[.B79])/[.B79]*100" office:value-type="float" office:value="3.8067623433477" calcext:value-type="float">
            <text:p>3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230.99" calcext:value-type="float">
            <text:p>1230.99</text:p>
          </table:table-cell>
          <table:table-cell office:value-type="float" office:value="1379.49" calcext:value-type="float">
            <text:p>1379.49</text:p>
          </table:table-cell>
          <table:table-cell table:formula="of:=([.C80]-[.B80])/[.B80]*100" office:value-type="float" office:value="12.0634611166622" calcext:value-type="float">
            <text:p>12.06</text:p>
          </table:table-cell>
          <table:table-cell office:value-type="float" office:value="1250.49" calcext:value-type="float">
            <text:p>1250.49</text:p>
          </table:table-cell>
          <table:table-cell table:style-name="ce3" table:formula="of:=([.E80]-[.B80])/[.B80]*100" office:value-type="float" office:value="1.58409085370312" calcext:value-type="float">
            <text:p>1.58</text:p>
          </table:table-cell>
          <table:table-cell table:style-name="ce3" office:value-type="float" office:value="1265.17" calcext:value-type="float">
            <text:p>1265.17</text:p>
          </table:table-cell>
          <table:table-cell table:style-name="ce3" table:formula="of:=([.G80]-[.B80])/[.B80]*100" office:value-type="float" office:value="2.77662694254219" calcext:value-type="float">
            <text:p>2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222.63" calcext:value-type="float">
            <text:p>1222.63</text:p>
          </table:table-cell>
          <table:table-cell office:value-type="float" office:value="1363.52" calcext:value-type="float">
            <text:p>1363.52</text:p>
          </table:table-cell>
          <table:table-cell table:formula="of:=([.C81]-[.B81])/[.B81]*100" office:value-type="float" office:value="11.5235189713977" calcext:value-type="float">
            <text:p>11.52</text:p>
          </table:table-cell>
          <table:table-cell office:value-type="float" office:value="1233.67" calcext:value-type="float">
            <text:p>1233.67</text:p>
          </table:table-cell>
          <table:table-cell table:style-name="ce3" table:formula="of:=([.E81]-[.B81])/[.B81]*100" office:value-type="float" office:value="0.902971463157289" calcext:value-type="float">
            <text:p>0.90</text:p>
          </table:table-cell>
          <table:table-cell table:style-name="ce3" office:value-type="float" office:value="1250.29" calcext:value-type="float">
            <text:p>1250.29</text:p>
          </table:table-cell>
          <table:table-cell table:style-name="ce3" table:formula="of:=([.G81]-[.B81])/[.B81]*100" office:value-type="float" office:value="2.26233611149733" calcext:value-type="float">
            <text:p>2.2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4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Gaps</text:p>
          </table:table-cell>
          <table:table-cell table:style-name="Default" table:number-columns-repeated="4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LO</text:p>
          </table:table-cell>
          <table:table-cell office:value-type="string" calcext:value-type="string">
            <text:p>FinalOnly</text:p>
          </table:table-cell>
          <table:table-cell office:value-type="string" calcext:value-type="string">
            <text:p>SwapOnly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8.1594513950688" calcext:value-type="float">
            <text:p>18.16</text:p>
          </table:table-cell>
          <table:table-cell office:value-type="float" office:value="6.24509239386484" calcext:value-type="float">
            <text:p>6.25</text:p>
          </table:table-cell>
          <table:table-cell office:value-type="float" office:value="5.533162330524" calcext:value-type="float">
            <text:p>5.53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1.0233297985154" calcext:value-type="float">
            <text:p>11.02</text:p>
          </table:table-cell>
          <table:table-cell office:value-type="float" office:value="-0.758218451749739" calcext:value-type="float">
            <text:p>-0.76</text:p>
          </table:table-cell>
          <table:table-cell office:value-type="float" office:value="4.9946977730647" calcext:value-type="float">
            <text:p>4.99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7.97546012269938" calcext:value-type="float">
            <text:p>7.98</text:p>
          </table:table-cell>
          <table:table-cell office:value-type="float" office:value="1.51221612312991" calcext:value-type="float">
            <text:p>1.51</text:p>
          </table:table-cell>
          <table:table-cell office:value-type="float" office:value="6.56011193628242" calcext:value-type="float">
            <text:p>6.56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6.2239553355589" calcext:value-type="float">
            <text:p>16.22</text:p>
          </table:table-cell>
          <table:table-cell office:value-type="float" office:value="0.861920110509959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1.4458699726106" calcext:value-type="float">
            <text:p>11.45</text:p>
          </table:table-cell>
          <table:table-cell office:value-type="float" office:value="0.845706597472486" calcext:value-type="float">
            <text:p>0.85</text:p>
          </table:table-cell>
          <table:table-cell office:value-type="float" office:value="2.95356622299104" calcext:value-type="float">
            <text:p>2.95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8.2726726726727" calcext:value-type="float">
            <text:p>18.27</text:p>
          </table:table-cell>
          <table:table-cell office:value-type="float" office:value="0.201801801801796" calcext:value-type="float">
            <text:p>0.20</text:p>
          </table:table-cell>
          <table:table-cell office:value-type="float" office:value="9.74414414414414" calcext:value-type="float">
            <text:p>9.74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4.2775357017907" calcext:value-type="float">
            <text:p>14.28</text:p>
          </table:table-cell>
          <table:table-cell office:value-type="float" office:value="-0.267167074838597" calcext:value-type="float">
            <text:p>-0.27</text:p>
          </table:table-cell>
          <table:table-cell office:value-type="float" office:value="7.84962310359084" calcext:value-type="float">
            <text:p>7.85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.21498295679248" calcext:value-type="float">
            <text:p>3.21</text:p>
          </table:table-cell>
          <table:table-cell office:value-type="float" office:value="-4.21811539161712" calcext:value-type="float">
            <text:p>-4.22</text:p>
          </table:table-cell>
          <table:table-cell office:value-type="float" office:value="2.21090890829311" calcext:value-type="float">
            <text:p>2.21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6.89746448187569" calcext:value-type="float">
            <text:p>6.90</text:p>
          </table:table-cell>
          <table:table-cell office:value-type="float" office:value="-1.64317456439076" calcext:value-type="float">
            <text:p>-1.64</text:p>
          </table:table-cell>
          <table:table-cell office:value-type="float" office:value="3.39528325417793" calcext:value-type="float">
            <text:p>3.40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9.05437289220064" calcext:value-type="float">
            <text:p>9.05</text:p>
          </table:table-cell>
          <table:table-cell office:value-type="float" office:value="-2.44937949052907" calcext:value-type="float">
            <text:p>-2.45</text:p>
          </table:table-cell>
          <table:table-cell office:value-type="float" office:value="10.5546594862635" calcext:value-type="float">
            <text:p>10.55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7.3253547217023" calcext:value-type="float">
            <text:p>17.33</text:p>
          </table:table-cell>
          <table:table-cell office:value-type="float" office:value="2.83971331309585" calcext:value-type="float">
            <text:p>2.84</text:p>
          </table:table-cell>
          <table:table-cell office:value-type="float" office:value="4.7813478939763" calcext:value-type="float">
            <text:p>4.78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8.6886021049542" calcext:value-type="float">
            <text:p>18.69</text:p>
          </table:table-cell>
          <table:table-cell office:value-type="float" office:value="-2.82644318172555" calcext:value-type="float">
            <text:p>-2.83</text:p>
          </table:table-cell>
          <table:table-cell office:value-type="float" office:value="2.71801602765299" calcext:value-type="float">
            <text:p>2.72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0.0519175235263" calcext:value-type="float">
            <text:p>10.05</text:p>
          </table:table-cell>
          <table:table-cell office:value-type="float" office:value="-2.81771267114491" calcext:value-type="float">
            <text:p>-2.82</text:p>
          </table:table-cell>
          <table:table-cell office:value-type="float" office:value="1.3707160259354" calcext:value-type="float">
            <text:p>1.37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0.7695158388858" calcext:value-type="float">
            <text:p>10.77</text:p>
          </table:table-cell>
          <table:table-cell office:value-type="float" office:value="0.658570292534914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1.407053494559" calcext:value-type="float">
            <text:p>11.41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8.02267961896983" calcext:value-type="float">
            <text:p>8.02</text:p>
          </table:table-cell>
          <table:table-cell office:value-type="float" office:value="0.705989524026418" calcext:value-type="float">
            <text:p>0.71</text:p>
          </table:table-cell>
          <table:table-cell office:value-type="float" office:value="0.784520060625575" calcext:value-type="float">
            <text:p>0.78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3.0616725543927" calcext:value-type="float">
            <text:p>13.06</text:p>
          </table:table-cell>
          <table:table-cell office:value-type="float" office:value="2.6387467397405" calcext:value-type="float">
            <text:p>2.64</text:p>
          </table:table-cell>
          <table:table-cell office:value-type="float" office:value="5.71907293076694" calcext:value-type="float">
            <text:p>5.72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0.8252664280624" calcext:value-type="float">
            <text:p>10.83</text:p>
          </table:table-cell>
          <table:table-cell office:value-type="float" office:value="1.15458832760842" calcext:value-type="float">
            <text:p>1.15</text:p>
          </table:table-cell>
          <table:table-cell office:value-type="float" office:value="2.62224464141305" calcext:value-type="float">
            <text:p>2.62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.5984507179205" calcext:value-type="float">
            <text:p>12.60</text:p>
          </table:table-cell>
          <table:table-cell office:value-type="float" office:value="1.79318056590932" calcext:value-type="float">
            <text:p>1.79</text:p>
          </table:table-cell>
          <table:table-cell office:value-type="float" office:value="2.70719216931904" calcext:value-type="float">
            <text:p>2.71</text:p>
          </table:table-cell>
          <table:table-cell table:style-name="Default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0.045239313532" calcext:value-type="float">
            <text:p>10.05</text:p>
          </table:table-cell>
          <table:table-cell office:value-type="float" office:value="2.49019273409518" calcext:value-type="float">
            <text:p>2.49</text:p>
          </table:table-cell>
          <table:table-cell office:value-type="float" office:value="3.8067623433477" calcext:value-type="float">
            <text:p>3.81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2.0634611166622" calcext:value-type="float">
            <text:p>12.06</text:p>
          </table:table-cell>
          <table:table-cell office:value-type="float" office:value="1.58409085370312" calcext:value-type="float">
            <text:p>1.58</text:p>
          </table:table-cell>
          <table:table-cell office:value-type="float" office:value="2.77662694254219" calcext:value-type="float">
            <text:p>2.78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1.5235189713977" calcext:value-type="float">
            <text:p>11.52</text:p>
          </table:table-cell>
          <table:table-cell office:value-type="float" office:value="0.902971463157289" calcext:value-type="float">
            <text:p>0.90</text:p>
          </table:table-cell>
          <table:table-cell office:value-type="float" office:value="2.26233611149733" calcext:value-type="float">
            <text:p>2.26</text:p>
          </table:table-cell>
          <table:table-cell table:style-name="Default"/>
          <table:table-cell table:number-columns-repeated="11"/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table:number-columns-repeated="2"/>
          <table:table-cell table:style-name="Default" office:value-type="string" calcext:value-type="string">
            <text:p>NS_kmeans</text:p>
          </table:table-cell>
          <table:table-cell table:style-name="Default"/>
          <table:table-cell office:value-type="string" calcext:value-type="string">
            <text:p>FLO_kmean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LO_prox</text:p>
          </table:table-cell>
          <table:table-cell table:style-name="Default" office:value-type="string" calcext:value-type="string">
            <text:p>NS_prox</text:p>
          </table:table-cell>
          <table:table-cell table:style-name="Default" office:value-type="string" calcext:value-type="string">
            <text:p>10*n</text:p>
          </table:table-cell>
          <table:table-cell table:style-name="Default" office:value-type="string" calcext:value-type="string">
            <text:p>20*n</text:p>
          </table:table-cell>
          <table:table-cell office:value-type="string" calcext:value-type="string">
            <text:p>10*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17.42" calcext:value-type="float">
            <text:p>217.42</text:p>
          </table:table-cell>
          <table:table-cell table:style-name="ce4" office:value-type="float" office:value="215.15" calcext:value-type="float">
            <text:p>215.15</text:p>
          </table:table-cell>
          <table:table-cell table:style-name="ce4" office:value-type="float" office:value="202.32" calcext:value-type="float">
            <text:p>202.32</text:p>
          </table:table-cell>
          <table:table-cell table:style-name="ce4" office:value-type="float" office:value="194.96" calcext:value-type="float">
            <text:p>194.96</text:p>
          </table:table-cell>
          <table:table-cell table:style-name="ce4" office:value-type="float" office:value="191.03" calcext:value-type="float">
            <text:p>191.0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19.2" calcext:value-type="float">
            <text:p>219.2</text:p>
          </table:table-cell>
          <table:table-cell table:style-name="ce4" office:value-type="float" office:value="218.4" calcext:value-type="float">
            <text:p>218.4</text:p>
          </table:table-cell>
          <table:table-cell table:number-columns-repeated="2" table:style-name="ce4" office:value-type="float" office:value="187.17" calcext:value-type="float">
            <text:p>187.17</text:p>
          </table:table-cell>
          <table:table-cell table:style-name="ce4" office:value-type="float" office:value="188.6" calcext:value-type="float">
            <text:p>188.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14.84" calcext:value-type="float">
            <text:p>214.84</text:p>
          </table:table-cell>
          <table:table-cell table:style-name="ce4" office:value-type="float" office:value="202.43" calcext:value-type="float">
            <text:p>202.43</text:p>
          </table:table-cell>
          <table:table-cell table:style-name="ce4" office:value-type="float" office:value="188.63" calcext:value-type="float">
            <text:p>188.63</text:p>
          </table:table-cell>
          <table:table-cell table:style-name="ce4" office:value-type="float" office:value="179.56" calcext:value-type="float">
            <text:p>179.56</text:p>
          </table:table-cell>
          <table:table-cell table:style-name="ce4" office:value-type="float" office:value="185.82" calcext:value-type="float">
            <text:p>185.8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668.81" calcext:value-type="float">
            <text:p>668.81</text:p>
          </table:table-cell>
          <table:table-cell table:style-name="ce4" office:value-type="float" office:value="711.8" calcext:value-type="float">
            <text:p>711.8</text:p>
          </table:table-cell>
          <table:table-cell table:number-columns-repeated="2" table:style-name="ce4" office:value-type="float" office:value="700.95" calcext:value-type="float">
            <text:p>700.95</text:p>
          </table:table-cell>
          <table:table-cell table:style-name="ce4" office:value-type="float" office:value="694.96" calcext:value-type="float">
            <text:p>694.9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630.78" calcext:value-type="float">
            <text:p>630.78</text:p>
          </table:table-cell>
          <table:table-cell table:style-name="ce4" office:value-type="float" office:value="655.4" calcext:value-type="float">
            <text:p>655.4</text:p>
          </table:table-cell>
          <table:table-cell table:style-name="ce4" office:value-type="float" office:value="654.31" calcext:value-type="float">
            <text:p>654.31</text:p>
          </table:table-cell>
          <table:table-cell table:style-name="ce4" office:value-type="float" office:value="628.91" calcext:value-type="float">
            <text:p>628.91</text:p>
          </table:table-cell>
          <table:table-cell table:style-name="ce4" office:value-type="float" office:value="624.33" calcext:value-type="float">
            <text:p>624.3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35.42" calcext:value-type="float">
            <text:p>435.42</text:p>
          </table:table-cell>
          <table:table-cell table:style-name="ce4" office:value-type="float" office:value="431.32" calcext:value-type="float">
            <text:p>431.32</text:p>
          </table:table-cell>
          <table:table-cell table:number-columns-repeated="2" table:style-name="ce4" office:value-type="float" office:value="417.09" calcext:value-type="float">
            <text:p>417.09</text:p>
          </table:table-cell>
          <table:table-cell table:style-name="ce4" office:value-type="float" office:value="416.25" calcext:value-type="float">
            <text:p>416.2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09.48" calcext:value-type="float">
            <text:p>309.48</text:p>
          </table:table-cell>
          <table:table-cell table:style-name="ce4" office:value-type="float" office:value="349.19" calcext:value-type="float">
            <text:p>349.19</text:p>
          </table:table-cell>
          <table:table-cell table:style-name="ce4" office:value-type="float" office:value="313.57" calcext:value-type="float">
            <text:p>313.57</text:p>
          </table:table-cell>
          <table:table-cell table:style-name="ce4" office:value-type="float" office:value="310.84" calcext:value-type="float">
            <text:p>310.84</text:p>
          </table:table-cell>
          <table:table-cell table:style-name="ce4" office:value-type="float" office:value="320.88" calcext:value-type="float">
            <text:p>320.8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3333.93" calcext:value-type="float">
            <text:p>3333.93</text:p>
          </table:table-cell>
          <table:table-cell table:style-name="ce4" office:value-type="float" office:value="3079.58" calcext:value-type="float">
            <text:p>3079.58</text:p>
          </table:table-cell>
          <table:table-cell table:number-columns-repeated="2" table:style-name="ce4" office:value-type="float" office:value="3051.63" calcext:value-type="float">
            <text:p>3051.63</text:p>
          </table:table-cell>
          <table:table-cell table:style-name="ce4" office:value-type="float" office:value="3186.02" calcext:value-type="float">
            <text:p>3186.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917.82" calcext:value-type="float">
            <text:p>1917.82</text:p>
          </table:table-cell>
          <table:table-cell table:style-name="ce4" office:value-type="float" office:value="2102.98" calcext:value-type="float">
            <text:p>2102.98</text:p>
          </table:table-cell>
          <table:table-cell table:number-columns-repeated="2" table:style-name="ce4" office:value-type="float" office:value="1932.21" calcext:value-type="float">
            <text:p>1932.21</text:p>
          </table:table-cell>
          <table:table-cell table:style-name="ce4" office:value-type="float" office:value="1964.49" calcext:value-type="float">
            <text:p>1964.4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493.13" calcext:value-type="float">
            <text:p>1493.13</text:p>
          </table:table-cell>
          <table:table-cell table:style-name="ce4" office:value-type="float" office:value="1525.37" calcext:value-type="float">
            <text:p>1525.37</text:p>
          </table:table-cell>
          <table:table-cell table:style-name="ce4" office:value-type="float" office:value="1491.73" calcext:value-type="float">
            <text:p>1491.73</text:p>
          </table:table-cell>
          <table:table-cell table:style-name="ce4" office:value-type="float" office:value="1463.63" calcext:value-type="float">
            <text:p>1463.63</text:p>
          </table:table-cell>
          <table:table-cell table:style-name="ce4" office:value-type="float" office:value="1500.38" calcext:value-type="float">
            <text:p>1500.3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145.75" calcext:value-type="float">
            <text:p>1145.75</text:p>
          </table:table-cell>
          <table:table-cell table:style-name="ce4" office:value-type="float" office:value="1101.33" calcext:value-type="float">
            <text:p>1101.33</text:p>
          </table:table-cell>
          <table:table-cell table:style-name="ce4" office:value-type="float" office:value="1062.09" calcext:value-type="float">
            <text:p>1062.09</text:p>
          </table:table-cell>
          <table:table-cell table:style-name="ce4" office:value-type="float" office:value="1060.37" calcext:value-type="float">
            <text:p>1060.37</text:p>
          </table:table-cell>
          <table:table-cell table:style-name="ce4" office:value-type="float" office:value="1031.09" calcext:value-type="float">
            <text:p>1031.0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273.77" calcext:value-type="float">
            <text:p>1273.77</text:p>
          </table:table-cell>
          <table:table-cell table:number-columns-repeated="3" table:style-name="ce4" office:value-type="float" office:value="1307.11" calcext:value-type="float">
            <text:p>1307.11</text:p>
          </table:table-cell>
          <table:table-cell table:style-name="ce4" office:value-type="float" office:value="1273.77" calcext:value-type="float">
            <text:p>1273.7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226.63" calcext:value-type="float">
            <text:p>1226.63</text:p>
          </table:table-cell>
          <table:table-cell table:number-columns-repeated="3" table:style-name="ce4" office:value-type="float" office:value="1191.96" calcext:value-type="float">
            <text:p>1191.96</text:p>
          </table:table-cell>
          <table:table-cell table:style-name="ce4" office:value-type="float" office:value="1226.63" calcext:value-type="float">
            <text:p>1226.6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284.73" calcext:value-type="float">
            <text:p>1284.73</text:p>
          </table:table-cell>
          <table:table-cell table:number-columns-repeated="3" table:style-name="ce4" office:value-type="float" office:value="1248.53" calcext:value-type="float">
            <text:p>1248.53</text:p>
          </table:table-cell>
          <table:table-cell table:style-name="ce4" office:value-type="float" office:value="1284.73" calcext:value-type="float">
            <text:p>1284.7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347.67" calcext:value-type="float">
            <text:p>1347.67</text:p>
          </table:table-cell>
          <table:table-cell table:style-name="ce4" office:value-type="float" office:value="1355.08" calcext:value-type="float">
            <text:p>1355.08</text:p>
          </table:table-cell>
          <table:table-cell table:number-columns-repeated="2" table:style-name="ce4" office:value-type="float" office:value="1303.76" calcext:value-type="float">
            <text:p>1303.76</text:p>
          </table:table-cell>
          <table:table-cell table:style-name="ce4" office:value-type="float" office:value="1295.23" calcext:value-type="float">
            <text:p>1295.2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89.29" calcext:value-type="float">
            <text:p>1289.29</text:p>
          </table:table-cell>
          <table:table-cell table:number-columns-repeated="3" table:style-name="ce4" office:value-type="float" office:value="1328" calcext:value-type="float">
            <text:p>1328</text:p>
          </table:table-cell>
          <table:table-cell table:style-name="ce4" office:value-type="float" office:value="1289.29" calcext:value-type="float">
            <text:p>1289.2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320.91" calcext:value-type="float">
            <text:p>1320.91</text:p>
          </table:table-cell>
          <table:table-cell table:number-columns-repeated="3" table:style-name="ce4" office:value-type="float" office:value="1282.38" calcext:value-type="float">
            <text:p>1282.38</text:p>
          </table:table-cell>
          <table:table-cell table:style-name="ce4" office:value-type="float" office:value="1273.39" calcext:value-type="float">
            <text:p>1273.3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260.24" calcext:value-type="float">
            <text:p>1260.24</text:p>
          </table:table-cell>
          <table:table-cell table:style-name="ce4" office:value-type="float" office:value="1317.54" calcext:value-type="float">
            <text:p>1317.54</text:p>
          </table:table-cell>
          <table:table-cell table:style-name="ce4" office:value-type="float" office:value="1249.46" calcext:value-type="float">
            <text:p>1249.46</text:p>
          </table:table-cell>
          <table:table-cell table:style-name="ce4" office:value-type="float" office:value="1243.53" calcext:value-type="float">
            <text:p>1243.53</text:p>
          </table:table-cell>
          <table:table-cell table:style-name="ce4" office:value-type="float" office:value="1211.56" calcext:value-type="float">
            <text:p>1211.56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266.92" calcext:value-type="float">
            <text:p>1266.92</text:p>
          </table:table-cell>
          <table:table-cell table:style-name="ce4" office:value-type="float" office:value="1289.95" calcext:value-type="float">
            <text:p>1289.95</text:p>
          </table:table-cell>
          <table:table-cell table:number-columns-repeated="2" table:style-name="ce4" office:value-type="float" office:value="1263.35" calcext:value-type="float">
            <text:p>1263.35</text:p>
          </table:table-cell>
          <table:table-cell table:style-name="ce4" office:value-type="float" office:value="1248.93" calcext:value-type="float">
            <text:p>1248.9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323.1" calcext:value-type="float">
            <text:p>1323.1</text:p>
          </table:table-cell>
          <table:table-cell table:style-name="ce4" office:value-type="float" office:value="1338.42" calcext:value-type="float">
            <text:p>1338.42</text:p>
          </table:table-cell>
          <table:table-cell table:style-name="ce4" office:value-type="float" office:value="1256.25" calcext:value-type="float">
            <text:p>1256.25</text:p>
          </table:table-cell>
          <table:table-cell table:style-name="ce4" office:value-type="float" office:value="1254.21" calcext:value-type="float">
            <text:p>1254.21</text:p>
          </table:table-cell>
          <table:table-cell table:style-name="ce4" office:value-type="float" office:value="1234.12" calcext:value-type="float">
            <text:p>1234.1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363.18" calcext:value-type="float">
            <text:p>1363.18</text:p>
          </table:table-cell>
          <table:table-cell table:style-name="ce4" office:value-type="float" office:value="1309.14" calcext:value-type="float">
            <text:p>1309.14</text:p>
          </table:table-cell>
          <table:table-cell table:style-name="ce4" office:value-type="float" office:value="1267.72" calcext:value-type="float">
            <text:p>1267.72</text:p>
          </table:table-cell>
          <table:table-cell table:style-name="ce4" office:value-type="float" office:value="1249.03" calcext:value-type="float">
            <text:p>1249.03</text:p>
          </table:table-cell>
          <table:table-cell table:style-name="ce4" office:value-type="float" office:value="1237.09" calcext:value-type="float">
            <text:p>1237.09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295.67" calcext:value-type="float">
            <text:p>1295.67</text:p>
          </table:table-cell>
          <table:table-cell table:style-name="ce4" office:value-type="float" office:value="1351.96" calcext:value-type="float">
            <text:p>1351.96</text:p>
          </table:table-cell>
          <table:table-cell table:number-columns-repeated="2" table:style-name="ce4" office:value-type="float" office:value="1265.19" calcext:value-type="float">
            <text:p>1265.19</text:p>
          </table:table-cell>
          <table:table-cell table:style-name="ce4" office:value-type="float" office:value="1230.99" calcext:value-type="float">
            <text:p>1230.99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252.36" calcext:value-type="float">
            <text:p>1252.36</text:p>
          </table:table-cell>
          <table:table-cell table:style-name="ce4" office:value-type="float" office:value="1262.65" calcext:value-type="float">
            <text:p>1262.65</text:p>
          </table:table-cell>
          <table:table-cell table:number-columns-repeated="2" table:style-name="ce4" office:value-type="float" office:value="1233.67" calcext:value-type="float">
            <text:p>1233.67</text:p>
          </table:table-cell>
          <table:table-cell table:style-name="ce4" office:value-type="float" office:value="1222.63" calcext:value-type="float">
            <text:p>1222.63</text:p>
          </table:table-cell>
          <table:table-cell table:number-columns-repeated="10"/>
        </table:table-row>
        <table:table-row table:style-name="ro1">
          <table:table-cell/>
          <table:table-cell table:style-name="Default" table:formula="of:=AVERAGE([.B118:.B140])" office:value-type="float" office:value="1134.39347826087" calcext:value-type="float">
            <text:p>1134.39347826087</text:p>
          </table:table-cell>
          <table:table-cell table:style-name="Default" table:formula="of:=AVERAGE([.C118:.C140])" office:value-type="float" office:value="1138.07260869565" calcext:value-type="float">
            <text:p>1138.07260869565</text:p>
          </table:table-cell>
          <table:table-cell table:style-name="Default" table:formula="of:=AVERAGE([.D118:.D140])" office:value-type="float" office:value="1104.30782608696" calcext:value-type="float">
            <text:p>1104.30782608696</text:p>
          </table:table-cell>
          <table:table-cell table:style-name="Default" table:formula="of:=AVERAGE([.E118:.E140])" office:value-type="float" office:value="1099.9147826087" calcext:value-type="float">
            <text:p>1099.9147826087</text:p>
          </table:table-cell>
          <table:table-cell table:formula="of:=AVERAGE([.F118:.F140])" office:value-type="float" office:value="1101.40043478261" calcext:value-type="float">
            <text:p>1101.4004347826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Results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NLO</text:p>
          </table:table-cell>
          <table:table-cell office:value-type="string" calcext:value-type="string">
            <text:p>FinalOnly</text:p>
          </table:table-cell>
          <table:table-cell office:value-type="string" calcext:value-type="string">
            <text:p>SwapOn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office:value-type="float" office:value="225.72" calcext:value-type="float">
            <text:p>225.72</text:p>
          </table:table-cell>
          <table:table-cell office:value-type="float" office:value="202.96" calcext:value-type="float">
            <text:p>202.96</text:p>
          </table:table-cell>
          <table:table-cell office:value-type="float" office:value="201.6" calcext:value-type="float">
            <text:p>201.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88.6" calcext:value-type="float">
            <text:p>188.60</text:p>
          </table:table-cell>
          <table:table-cell office:value-type="float" office:value="209.39" calcext:value-type="float">
            <text:p>209.39</text:p>
          </table:table-cell>
          <table:table-cell office:value-type="float" office:value="187.17" calcext:value-type="float">
            <text:p>187.17</text:p>
          </table:table-cell>
          <table:table-cell office:value-type="float" office:value="198.02" calcext:value-type="float">
            <text:p>198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82" calcext:value-type="float">
            <text:p>185.82</text:p>
          </table:table-cell>
          <table:table-cell office:value-type="float" office:value="200.64" calcext:value-type="float">
            <text:p>200.64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8.01" calcext:value-type="float">
            <text:p>198.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94.96" calcext:value-type="float">
            <text:p>694.96</text:p>
          </table:table-cell>
          <table:table-cell office:value-type="float" office:value="807.71" calcext:value-type="float">
            <text:p>807.71</text:p>
          </table:table-cell>
          <table:table-cell office:value-type="float" office:value="700.95" calcext:value-type="float">
            <text:p>700.95</text:p>
          </table:table-cell>
          <table:table-cell office:value-type="float" office:value="694.96" calcext:value-type="float">
            <text:p>694.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24.33" calcext:value-type="float">
            <text:p>624.33</text:p>
          </table:table-cell>
          <table:table-cell office:value-type="float" office:value="695.79" calcext:value-type="float">
            <text:p>695.79</text:p>
          </table:table-cell>
          <table:table-cell office:value-type="float" office:value="629.61" calcext:value-type="float">
            <text:p>629.61</text:p>
          </table:table-cell>
          <table:table-cell office:value-type="float" office:value="642.77" calcext:value-type="float">
            <text:p>64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16.25" calcext:value-type="float">
            <text:p>416.25</text:p>
          </table:table-cell>
          <table:table-cell office:value-type="float" office:value="492.31" calcext:value-type="float">
            <text:p>492.31</text:p>
          </table:table-cell>
          <table:table-cell office:value-type="float" office:value="417.09" calcext:value-type="float">
            <text:p>417.09</text:p>
          </table:table-cell>
          <table:table-cell office:value-type="float" office:value="456.81" calcext:value-type="float">
            <text:p>456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4.41" calcext:value-type="float">
            <text:p>314.41</text:p>
          </table:table-cell>
          <table:table-cell office:value-type="float" office:value="359.3" calcext:value-type="float">
            <text:p>359.30</text:p>
          </table:table-cell>
          <table:table-cell office:value-type="float" office:value="313.57" calcext:value-type="float">
            <text:p>313.57</text:p>
          </table:table-cell>
          <table:table-cell office:value-type="float" office:value="339.09" calcext:value-type="float">
            <text:p>339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186.02" calcext:value-type="float">
            <text:p>3186.02</text:p>
          </table:table-cell>
          <table:table-cell office:value-type="float" office:value="3288.45" calcext:value-type="float">
            <text:p>3288.45</text:p>
          </table:table-cell>
          <table:table-cell office:value-type="float" office:value="3051.63" calcext:value-type="float">
            <text:p>3051.63</text:p>
          </table:table-cell>
          <table:table-cell office:value-type="float" office:value="3256.46" calcext:value-type="float">
            <text:p>3256.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964.49" calcext:value-type="float">
            <text:p>1964.49</text:p>
          </table:table-cell>
          <table:table-cell office:value-type="float" office:value="2099.99" calcext:value-type="float">
            <text:p>2099.99</text:p>
          </table:table-cell>
          <table:table-cell office:value-type="float" office:value="1932.21" calcext:value-type="float">
            <text:p>1932.21</text:p>
          </table:table-cell>
          <table:table-cell office:value-type="float" office:value="2031.19" calcext:value-type="float">
            <text:p>2031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1636.23" calcext:value-type="float">
            <text:p>1636.23</text:p>
          </table:table-cell>
          <table:table-cell office:value-type="float" office:value="1463.63" calcext:value-type="float">
            <text:p>1463.63</text:p>
          </table:table-cell>
          <table:table-cell office:value-type="float" office:value="1658.74" calcext:value-type="float">
            <text:p>1658.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1.09" calcext:value-type="float">
            <text:p>1031.09</text:p>
          </table:table-cell>
          <table:table-cell office:value-type="float" office:value="1209.73" calcext:value-type="float">
            <text:p>1209.73</text:p>
          </table:table-cell>
          <table:table-cell office:value-type="float" office:value="1060.37" calcext:value-type="float">
            <text:p>1060.37</text:p>
          </table:table-cell>
          <table:table-cell office:value-type="float" office:value="1080.39" calcext:value-type="float">
            <text:p>108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73.77" calcext:value-type="float">
            <text:p>1273.77</text:p>
          </table:table-cell>
          <table:table-cell office:value-type="float" office:value="1356.09" calcext:value-type="float">
            <text:p>1356.09</text:p>
          </table:table-cell>
          <table:table-cell office:value-type="float" office:value="1307.11" calcext:value-type="float">
            <text:p>1307.11</text:p>
          </table:table-cell>
          <table:table-cell office:value-type="float" office:value="1273.77" calcext:value-type="float">
            <text:p>1273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226.63" calcext:value-type="float">
            <text:p>1226.63</text:p>
          </table:table-cell>
          <table:table-cell office:value-type="float" office:value="1455.87" calcext:value-type="float">
            <text:p>1455.87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1259.97" calcext:value-type="float">
            <text:p>1259.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284.73" calcext:value-type="float">
            <text:p>1284.73</text:p>
          </table:table-cell>
          <table:table-cell office:value-type="float" office:value="1413.87" calcext:value-type="float">
            <text:p>1413.87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1302.34" calcext:value-type="float">
            <text:p>1302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95.23" calcext:value-type="float">
            <text:p>1295.23</text:p>
          </table:table-cell>
          <table:table-cell office:value-type="float" office:value="1434.72" calcext:value-type="float">
            <text:p>1434.72</text:p>
          </table:table-cell>
          <table:table-cell office:value-type="float" office:value="1303.76" calcext:value-type="float">
            <text:p>1303.76</text:p>
          </table:table-cell>
          <table:table-cell office:value-type="float" office:value="1295.23" calcext:value-type="float">
            <text:p>1295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89.29" calcext:value-type="float">
            <text:p>1289.29</text:p>
          </table:table-cell>
          <table:table-cell office:value-type="float" office:value="1436.36" calcext:value-type="float">
            <text:p>1436.36</text:p>
          </table:table-cell>
          <table:table-cell office:value-type="float" office:value="1328" calcext:value-type="float">
            <text:p>1328.00</text:p>
          </table:table-cell>
          <table:table-cell office:value-type="float" office:value="1289.29" calcext:value-type="float">
            <text:p>1289.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273.39" calcext:value-type="float">
            <text:p>1273.39</text:p>
          </table:table-cell>
          <table:table-cell office:value-type="float" office:value="1375.55" calcext:value-type="float">
            <text:p>1375.55</text:p>
          </table:table-cell>
          <table:table-cell office:value-type="float" office:value="1282.38" calcext:value-type="float">
            <text:p>1282.38</text:p>
          </table:table-cell>
          <table:table-cell office:value-type="float" office:value="1283.38" calcext:value-type="float">
            <text:p>1283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211.56" calcext:value-type="float">
            <text:p>1211.56</text:p>
          </table:table-cell>
          <table:table-cell office:value-type="float" office:value="1369.81" calcext:value-type="float">
            <text:p>1369.81</text:p>
          </table:table-cell>
          <table:table-cell office:value-type="float" office:value="1243.53" calcext:value-type="float">
            <text:p>1243.53</text:p>
          </table:table-cell>
          <table:table-cell office:value-type="float" office:value="1280.85" calcext:value-type="float">
            <text:p>1280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248.93" calcext:value-type="float">
            <text:p>1248.93</text:p>
          </table:table-cell>
          <table:table-cell office:value-type="float" office:value="1384.13" calcext:value-type="float">
            <text:p>1384.13</text:p>
          </table:table-cell>
          <table:table-cell office:value-type="float" office:value="1263.35" calcext:value-type="float">
            <text:p>1263.35</text:p>
          </table:table-cell>
          <table:table-cell office:value-type="float" office:value="1281.68" calcext:value-type="float">
            <text:p>128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34.12" calcext:value-type="float">
            <text:p>1234.12</text:p>
          </table:table-cell>
          <table:table-cell office:value-type="float" office:value="1389.6" calcext:value-type="float">
            <text:p>1389.60</text:p>
          </table:table-cell>
          <table:table-cell office:value-type="float" office:value="1256.25" calcext:value-type="float">
            <text:p>1256.25</text:p>
          </table:table-cell>
          <table:table-cell office:value-type="float" office:value="1267.53" calcext:value-type="float">
            <text:p>1267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231.23" calcext:value-type="float">
            <text:p>1231.23</text:p>
          </table:table-cell>
          <table:table-cell office:value-type="float" office:value="1354.91" calcext:value-type="float">
            <text:p>1354.91</text:p>
          </table:table-cell>
          <table:table-cell office:value-type="float" office:value="1261.89" calcext:value-type="float">
            <text:p>1261.89</text:p>
          </table:table-cell>
          <table:table-cell office:value-type="float" office:value="1278.1" calcext:value-type="float">
            <text:p>1278.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230.99" calcext:value-type="float">
            <text:p>1230.99</text:p>
          </table:table-cell>
          <table:table-cell office:value-type="float" office:value="1379.49" calcext:value-type="float">
            <text:p>1379.49</text:p>
          </table:table-cell>
          <table:table-cell office:value-type="float" office:value="1250.49" calcext:value-type="float">
            <text:p>1250.49</text:p>
          </table:table-cell>
          <table:table-cell office:value-type="float" office:value="1265.17" calcext:value-type="float">
            <text:p>1265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222.63" calcext:value-type="float">
            <text:p>1222.63</text:p>
          </table:table-cell>
          <table:table-cell office:value-type="float" office:value="1363.52" calcext:value-type="float">
            <text:p>1363.52</text:p>
          </table:table-cell>
          <table:table-cell office:value-type="float" office:value="1233.67" calcext:value-type="float">
            <text:p>1233.67</text:p>
          </table:table-cell>
          <table:table-cell office:value-type="float" office:value="1250.29" calcext:value-type="float">
            <text:p>1250.29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Time comp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NLO</text:p>
          </table:table-cell>
          <table:table-cell office:value-type="string" calcext:value-type="string">
            <text:p>FinalOnly</text:p>
          </table:table-cell>
          <table:table-cell office:value-type="string" calcext:value-type="string">
            <text:p>SwapOnl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8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9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1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3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1"/>
        </table:table-row>
        <calcext:conditional-formats>
          <calcext:conditional-format calcext:target-range-address="Sheet1.C2:Sheet1.N24">
            <calcext:condition calcext:apply-style-name="Good" calcext:value="formula-is([.B2]=MIN([.$C2];[.$F2];[.$J2];[.$N2]))" calcext:base-cell-address="Sheet1.B2"/>
          </calcext:conditional-format>
          <calcext:conditional-format calcext:target-range-address="Sheet1.B118:Sheet1.F140">
            <calcext:condition calcext:apply-style-name="Good" calcext:value="formula-is([.A133]=MIN([.$B133];[.$C133];[.$D133];[.$E133];[.$F133]))" calcext:base-cell-address="Sheet1.B1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0:12:12.144305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7.2$Linux_X86_64 LibreOffice_project/60$Build-2</meta:generator>
    <dc:date>2024-06-05T10:15:13.286932859</dc:date>
    <meta:editing-duration>P2DT11H8M10S</meta:editing-duration>
    <meta:editing-cycles>337</meta:editing-cycles>
    <meta:document-statistic meta:table-count="1" meta:cell-count="1256" meta:object-count="0"/>
  </office:meta>
</office:document-meta>
</file>